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82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3.76mm"/>
    </style:style>
    <style:style style:name="co9" style:family="table-column">
      <style:table-column-properties fo:break-before="auto" style:column-width="14.61mm"/>
    </style:style>
    <style:style style:name="co10" style:family="table-column">
      <style:table-column-properties fo:break-before="auto" style:column-width="22.0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5" table:default-cell-style-name="ce1"/>
        <table:table-column table:style-name="co6" table:default-cell-style-name="ce1"/>
        <table:table-column table:style-name="co3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998" table:default-cell-style-name="ce1"/>
        <table:table-column table:style-name="co1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901755516186" calcext:value-type="float">
            <text:p>0.9017555162</text:p>
          </table:table-cell>
          <table:table-cell office:value-type="float" office:value="0.82108813609" calcext:value-type="float">
            <text:p>0.8210881361</text:p>
          </table:table-cell>
          <table:table-cell office:value-type="float" office:value="0.931897435085" calcext:value-type="float">
            <text:p>0.9318974351</text:p>
          </table:table-cell>
          <table:table-cell office:value-type="float" office:value="0.980550181235" calcext:value-type="float">
            <text:p>0.9805501812</text:p>
          </table:table-cell>
          <table:table-cell office:value-type="float" office:value="0.961721907688" calcext:value-type="float">
            <text:p>0.9617219077</text:p>
          </table:table-cell>
          <table:table-cell office:value-type="float" office:value="6.4023682569" calcext:value-type="float">
            <text:p>6.4023682569</text:p>
          </table:table-cell>
          <table:table-cell office:value-type="float" office:value="0.890919382906" calcext:value-type="float">
            <text:p>0.8909193829</text:p>
          </table:table-cell>
          <table:table-cell office:value-type="float" office:value="0.964366242551" calcext:value-type="float">
            <text:p>0.9643662426</text:p>
          </table:table-cell>
          <table:table-cell office:value-type="float" office:value="0.0296506369245386" calcext:value-type="float">
            <text:p>0.0296506369</text:p>
          </table:table-cell>
          <table:table-cell office:value-type="float" office:value="0.0372775597396" calcext:value-type="float">
            <text:p>0.0372775597</text:p>
          </table:table-cell>
          <table:table-cell office:value-type="float" office:value="0.108948026433" calcext:value-type="float">
            <text:p>0.1089480264</text:p>
          </table:table-cell>
          <table:table-cell office:value-type="float" office:value="0.870728198748" calcext:value-type="float">
            <text:p>0.8707281987</text:p>
          </table:table-cell>
          <table:table-cell office:value-type="float" office:value="0.993066671423" calcext:value-type="float">
            <text:p>0.9930666714</text:p>
          </table:table-cell>
          <table:table-cell office:value-type="float" office:value="0.935075779717" calcext:value-type="float">
            <text:p>0.9350757797</text:p>
          </table:table-cell>
          <table:table-cell office:value-type="float" office:value="0.901755516186" calcext:value-type="float">
            <text:p>0.9017555162</text:p>
          </table:table-cell>
          <table:table-cell office:value-type="float" office:value="0.98048" calcext:value-type="float">
            <text:p>0.98048</text:p>
          </table:table-cell>
          <table:table-cell office:value-type="float" office:value="0.00693332857735" calcext:value-type="float">
            <text:p>0.0069333286</text:p>
          </table:table-cell>
          <table:table-cell office:value-type="float" office:value="22396" calcext:value-type="float">
            <text:p>22396</text:p>
          </table:table-cell>
          <table:table-cell office:value-type="float" office:value="1555" calcext:value-type="float">
            <text:p>1555</text:p>
          </table:table-cell>
          <table:table-cell office:value-type="float" office:value="222724" calcext:value-type="float">
            <text:p>222724</text:p>
          </table:table-cell>
          <table:table-cell office:value-type="float" office:value="3325" calcext:value-type="float">
            <text:p>3325</text:p>
          </table:table-cell>
          <table:table-cell office:value-type="float" office:value="25721" calcext:value-type="float">
            <text:p>25721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gr1</text:p>
          </table:table-cell>
          <table:table-cell office:value-type="string" calcext:value-type="string">
            <text:p>Background</text:p>
          </table:table-cell>
          <table:table-cell office:value-type="float" office:value="0.989163454193" calcext:value-type="float">
            <text:p>0.9891634542</text:p>
          </table:table-cell>
          <table:table-cell office:value-type="float" office:value="0.978559252034" calcext:value-type="float">
            <text:p>0.978559252</text:p>
          </table:table-cell>
          <table:table-cell office:value-type="float" office:value="0.931897435085" calcext:value-type="float">
            <text:p>0.9318974351</text:p>
          </table:table-cell>
          <table:table-cell office:value-type="float" office:value="0.980550181235" calcext:value-type="float">
            <text:p>0.9805501812</text:p>
          </table:table-cell>
          <table:table-cell office:value-type="float" office:value="0.961721907688" calcext:value-type="float">
            <text:p>0.9617219077</text:p>
          </table:table-cell>
          <table:table-cell office:value-type="float" office:value="6.4023682569" calcext:value-type="float">
            <text:p>6.4023682569</text:p>
          </table:table-cell>
          <table:table-cell office:value-type="float" office:value="0.890919382906" calcext:value-type="float">
            <text:p>0.8909193829</text:p>
          </table:table-cell>
          <table:table-cell office:value-type="float" office:value="0.996069531541" calcext:value-type="float">
            <text:p>0.9960695315</text:p>
          </table:table-cell>
          <table:table-cell office:value-type="float" office:value="0.00213231637958915" calcext:value-type="float">
            <text:p>0.0021323164</text:p>
          </table:table-cell>
          <table:table-cell office:value-type="float" office:value="0.0372775597396" calcext:value-type="float">
            <text:p>0.0372775597</text:p>
          </table:table-cell>
          <table:table-cell office:value-type="float" office:value="0.0109552630161" calcext:value-type="float">
            <text:p>0.010955263</text:p>
          </table:table-cell>
          <table:table-cell office:value-type="float" office:value="0.993066671423" calcext:value-type="float">
            <text:p>0.9930666714</text:p>
          </table:table-cell>
          <table:table-cell office:value-type="float" office:value="0.870728198748" calcext:value-type="float">
            <text:p>0.8707281987</text:p>
          </table:table-cell>
          <table:table-cell office:value-type="float" office:value="0.985290799782" calcext:value-type="float">
            <text:p>0.9852907998</text:p>
          </table:table-cell>
          <table:table-cell office:value-type="float" office:value="0.989163454193" calcext:value-type="float">
            <text:p>0.9891634542</text:p>
          </table:table-cell>
          <table:table-cell office:value-type="float" office:value="0.98048" calcext:value-type="float">
            <text:p>0.98048</text:p>
          </table:table-cell>
          <table:table-cell office:value-type="float" office:value="0.129271801252" calcext:value-type="float">
            <text:p>0.1292718013</text:p>
          </table:table-cell>
          <table:table-cell office:value-type="float" office:value="222724" calcext:value-type="float">
            <text:p>222724</text:p>
          </table:table-cell>
          <table:table-cell office:value-type="float" office:value="3325" calcext:value-type="float">
            <text:p>3325</text:p>
          </table:table-cell>
          <table:table-cell office:value-type="float" office:value="22396" calcext:value-type="float">
            <text:p>22396</text:p>
          </table:table-cell>
          <table:table-cell office:value-type="float" office:value="1555" calcext:value-type="float">
            <text:p>1555</text:p>
          </table:table-cell>
          <table:table-cell office:value-type="float" office:value="224279" calcext:value-type="float">
            <text:p>224279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831616233175" calcext:value-type="float">
            <text:p>0.8316162332</text:p>
          </table:table-cell>
          <table:table-cell office:value-type="float" office:value="0.711766336359" calcext:value-type="float">
            <text:p>0.7117663364</text:p>
          </table:table-cell>
          <table:table-cell office:value-type="float" office:value="0.895943215863" calcext:value-type="float">
            <text:p>0.8959432159</text:p>
          </table:table-cell>
          <table:table-cell office:value-type="float" office:value="0.96681509127" calcext:value-type="float">
            <text:p>0.9668150913</text:p>
          </table:table-cell>
          <table:table-cell office:value-type="float" office:value="1.00410030657" calcext:value-type="float">
            <text:p>1.0041003066</text:p>
          </table:table-cell>
          <table:table-cell office:value-type="float" office:value="1.06949901933" calcext:value-type="float">
            <text:p>1.0694990193</text:p>
          </table:table-cell>
          <table:table-cell office:value-type="float" office:value="0.813154655274" calcext:value-type="float">
            <text:p>0.8131546553</text:p>
          </table:table-cell>
          <table:table-cell office:value-type="float" office:value="0.969577977937" calcext:value-type="float">
            <text:p>0.9695779779</text:p>
          </table:table-cell>
          <table:table-cell office:value-type="float" office:value="0.0737911363435438" calcext:value-type="float">
            <text:p>0.0737911363</text:p>
          </table:table-cell>
          <table:table-cell office:value-type="float" office:value="-0.0118151198252" calcext:value-type="float">
            <text:p>-0.0118151198</text:p>
          </table:table-cell>
          <table:table-cell office:value-type="float" office:value="0.20247772964" calcext:value-type="float">
            <text:p>0.2024777296</text:p>
          </table:table-cell>
          <table:table-cell office:value-type="float" office:value="0.807063722794" calcext:value-type="float">
            <text:p>0.8070637228</text:p>
          </table:table-cell>
          <table:table-cell office:value-type="float" office:value="0.984822708933" calcext:value-type="float">
            <text:p>0.9848227089</text:p>
          </table:table-cell>
          <table:table-cell office:value-type="float" office:value="0.857709490209" calcext:value-type="float">
            <text:p>0.8577094902</text:p>
          </table:table-cell>
          <table:table-cell office:value-type="float" office:value="0.831616233175" calcext:value-type="float">
            <text:p>0.8316162332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0151772910673" calcext:value-type="float">
            <text:p>0.0151772911</text:p>
          </table:table-cell>
          <table:table-cell office:value-type="float" office:value="20543" calcext:value-type="float">
            <text:p>20543</text:p>
          </table:table-cell>
          <table:table-cell office:value-type="float" office:value="3408" calcext:value-type="float">
            <text:p>3408</text:p>
          </table:table-cell>
          <table:table-cell office:value-type="float" office:value="221138" calcext:value-type="float">
            <text:p>221138</text:p>
          </table:table-cell>
          <table:table-cell office:value-type="float" office:value="4911" calcext:value-type="float">
            <text:p>4911</text:p>
          </table:table-cell>
          <table:table-cell office:value-type="float" office:value="25454" calcext:value-type="float">
            <text:p>25454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gr2</text:p>
          </table:table-cell>
          <table:table-cell office:value-type="string" calcext:value-type="string">
            <text:p>Background</text:p>
          </table:table-cell>
          <table:table-cell office:value-type="float" office:value="0.981537744538" calcext:value-type="float">
            <text:p>0.9815377445</text:p>
          </table:table-cell>
          <table:table-cell office:value-type="float" office:value="0.963744841081" calcext:value-type="float">
            <text:p>0.9637448411</text:p>
          </table:table-cell>
          <table:table-cell office:value-type="float" office:value="0.895943215863" calcext:value-type="float">
            <text:p>0.8959432159</text:p>
          </table:table-cell>
          <table:table-cell office:value-type="float" office:value="0.96681509127" calcext:value-type="float">
            <text:p>0.9668150913</text:p>
          </table:table-cell>
          <table:table-cell office:value-type="float" office:value="1.00410030657" calcext:value-type="float">
            <text:p>1.0041003066</text:p>
          </table:table-cell>
          <table:table-cell office:value-type="float" office:value="1.06949901933" calcext:value-type="float">
            <text:p>1.0694990193</text:p>
          </table:table-cell>
          <table:table-cell office:value-type="float" office:value="0.813154655274" calcext:value-type="float">
            <text:p>0.8131546553</text:p>
          </table:table-cell>
          <table:table-cell office:value-type="float" office:value="0.996664410391" calcext:value-type="float">
            <text:p>0.9966644104</text:p>
          </table:table-cell>
          <table:table-cell office:value-type="float" office:value="0.00286854322541174" calcext:value-type="float">
            <text:p>0.0028685432</text:p>
          </table:table-cell>
          <table:table-cell office:value-type="float" office:value="-0.0118151198252" calcext:value-type="float">
            <text:p>-0.0118151198</text:p>
          </table:table-cell>
          <table:table-cell office:value-type="float" office:value="0.0188095216562" calcext:value-type="float">
            <text:p>0.0188095217</text:p>
          </table:table-cell>
          <table:table-cell office:value-type="float" office:value="0.984822708933" calcext:value-type="float">
            <text:p>0.9848227089</text:p>
          </table:table-cell>
          <table:table-cell office:value-type="float" office:value="0.807063722794" calcext:value-type="float">
            <text:p>0.8070637228</text:p>
          </table:table-cell>
          <table:table-cell office:value-type="float" office:value="0.978274621874" calcext:value-type="float">
            <text:p>0.9782746219</text:p>
          </table:table-cell>
          <table:table-cell office:value-type="float" office:value="0.981537744538" calcext:value-type="float">
            <text:p>0.9815377445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192936277206" calcext:value-type="float">
            <text:p>0.1929362772</text:p>
          </table:table-cell>
          <table:table-cell office:value-type="float" office:value="221138" calcext:value-type="float">
            <text:p>221138</text:p>
          </table:table-cell>
          <table:table-cell office:value-type="float" office:value="4911" calcext:value-type="float">
            <text:p>4911</text:p>
          </table:table-cell>
          <table:table-cell office:value-type="float" office:value="20543" calcext:value-type="float">
            <text:p>20543</text:p>
          </table:table-cell>
          <table:table-cell office:value-type="float" office:value="3408" calcext:value-type="float">
            <text:p>3408</text:p>
          </table:table-cell>
          <table:table-cell office:value-type="float" office:value="224546" calcext:value-type="float">
            <text:p>224546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765202258332" calcext:value-type="float">
            <text:p>0.7652022583</text:p>
          </table:table-cell>
          <table:table-cell office:value-type="float" office:value="0.619698459521" calcext:value-type="float">
            <text:p>0.6196984595</text:p>
          </table:table-cell>
          <table:table-cell office:value-type="float" office:value="0.859988298874" calcext:value-type="float">
            <text:p>0.8599882989</text:p>
          </table:table-cell>
          <table:table-cell office:value-type="float" office:value="0.953716841369" calcext:value-type="float">
            <text:p>0.9537168414</text:p>
          </table:table-cell>
          <table:table-cell office:value-type="float" office:value="1.04892329665" calcext:value-type="float">
            <text:p>1.0489232967</text:p>
          </table:table-cell>
          <table:table-cell office:value-type="float" office:value="-7.94399960806" calcext:value-type="float">
            <text:p>-7.9439996081</text:p>
          </table:table-cell>
          <table:table-cell office:value-type="float" office:value="0.73945208227" calcext:value-type="float">
            <text:p>0.7394520823</text:p>
          </table:table-cell>
          <table:table-cell office:value-type="float" office:value="0.969342533946" calcext:value-type="float">
            <text:p>0.9693425339</text:p>
          </table:table-cell>
          <table:table-cell office:value-type="float" office:value="0.0815386079833045" calcext:value-type="float">
            <text:p>0.081538608</text:p>
          </table:table-cell>
          <table:table-cell office:value-type="float" office:value="0.00909999770884" calcext:value-type="float">
            <text:p>0.0090999977</text:p>
          </table:table-cell>
          <table:table-cell office:value-type="float" office:value="0.306844026022" calcext:value-type="float">
            <text:p>0.306844026</text:p>
          </table:table-cell>
          <table:table-cell office:value-type="float" office:value="0.742440901594" calcext:value-type="float">
            <text:p>0.7424409016</text:p>
          </table:table-cell>
          <table:table-cell office:value-type="float" office:value="0.977535696153" calcext:value-type="float">
            <text:p>0.9775356962</text:p>
          </table:table-cell>
          <table:table-cell office:value-type="float" office:value="0.789403365204" calcext:value-type="float">
            <text:p>0.7894033652</text:p>
          </table:table-cell>
          <table:table-cell office:value-type="float" office:value="0.765202258332" calcext:value-type="float">
            <text:p>0.7652022583</text:p>
          </table:table-cell>
          <table:table-cell office:value-type="float" office:value="0.953588" calcext:value-type="float">
            <text:p>0.953588</text:p>
          </table:table-cell>
          <table:table-cell office:value-type="float" office:value="0.0224643038471" calcext:value-type="float">
            <text:p>0.0224643038</text:p>
          </table:table-cell>
          <table:table-cell office:value-type="float" office:value="18907" calcext:value-type="float">
            <text:p>18907</text:p>
          </table:table-cell>
          <table:table-cell office:value-type="float" office:value="5044" calcext:value-type="float">
            <text:p>5044</text:p>
          </table:table-cell>
          <table:table-cell office:value-type="float" office:value="219490" calcext:value-type="float">
            <text:p>219490</text:p>
          </table:table-cell>
          <table:table-cell office:value-type="float" office:value="6559" calcext:value-type="float">
            <text:p>6559</text:p>
          </table:table-cell>
          <table:table-cell office:value-type="float" office:value="25466" calcext:value-type="float">
            <text:p>25466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gr3</text:p>
          </table:table-cell>
          <table:table-cell office:value-type="string" calcext:value-type="string">
            <text:p>Background</text:p>
          </table:table-cell>
          <table:table-cell office:value-type="float" office:value="0.974248917514" calcext:value-type="float">
            <text:p>0.9742489175</text:p>
          </table:table-cell>
          <table:table-cell office:value-type="float" office:value="0.949790776873" calcext:value-type="float">
            <text:p>0.9497907769</text:p>
          </table:table-cell>
          <table:table-cell office:value-type="float" office:value="0.859988298874" calcext:value-type="float">
            <text:p>0.8599882989</text:p>
          </table:table-cell>
          <table:table-cell office:value-type="float" office:value="0.953716841369" calcext:value-type="float">
            <text:p>0.9537168414</text:p>
          </table:table-cell>
          <table:table-cell office:value-type="float" office:value="1.04892329665" calcext:value-type="float">
            <text:p>1.0489232967</text:p>
          </table:table-cell>
          <table:table-cell office:value-type="float" office:value="-7.94399960806" calcext:value-type="float">
            <text:p>-7.9439996081</text:p>
          </table:table-cell>
          <table:table-cell office:value-type="float" office:value="0.73945208227" calcext:value-type="float">
            <text:p>0.7394520823</text:p>
          </table:table-cell>
          <table:table-cell office:value-type="float" office:value="0.996637689394" calcext:value-type="float">
            <text:p>0.9966376894</text:p>
          </table:table-cell>
          <table:table-cell office:value-type="float" office:value="0.00321519396656317" calcext:value-type="float">
            <text:p>0.003215194</text:p>
          </table:table-cell>
          <table:table-cell office:value-type="float" office:value="0.00909999770884" calcext:value-type="float">
            <text:p>0.0090999977</text:p>
          </table:table-cell>
          <table:table-cell office:value-type="float" office:value="0.026431728097" calcext:value-type="float">
            <text:p>0.0264317281</text:p>
          </table:table-cell>
          <table:table-cell office:value-type="float" office:value="0.977535696153" calcext:value-type="float">
            <text:p>0.9775356962</text:p>
          </table:table-cell>
          <table:table-cell office:value-type="float" office:value="0.742440901594" calcext:value-type="float">
            <text:p>0.7424409016</text:p>
          </table:table-cell>
          <table:table-cell office:value-type="float" office:value="0.97098416715" calcext:value-type="float">
            <text:p>0.9709841672</text:p>
          </table:table-cell>
          <table:table-cell office:value-type="float" office:value="0.974248917514" calcext:value-type="float">
            <text:p>0.9742489175</text:p>
          </table:table-cell>
          <table:table-cell office:value-type="float" office:value="0.953588" calcext:value-type="float">
            <text:p>0.953588</text:p>
          </table:table-cell>
          <table:table-cell office:value-type="float" office:value="0.257559098406" calcext:value-type="float">
            <text:p>0.2575590984</text:p>
          </table:table-cell>
          <table:table-cell office:value-type="float" office:value="219490" calcext:value-type="float">
            <text:p>219490</text:p>
          </table:table-cell>
          <table:table-cell office:value-type="float" office:value="6559" calcext:value-type="float">
            <text:p>6559</text:p>
          </table:table-cell>
          <table:table-cell office:value-type="float" office:value="18907" calcext:value-type="float">
            <text:p>18907</text:p>
          </table:table-cell>
          <table:table-cell office:value-type="float" office:value="5044" calcext:value-type="float">
            <text:p>5044</text:p>
          </table:table-cell>
          <table:table-cell office:value-type="float" office:value="224534" calcext:value-type="float">
            <text:p>224534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711070633475" calcext:value-type="float">
            <text:p>0.7110706335</text:p>
          </table:table-cell>
          <table:table-cell office:value-type="float" office:value="0.551675407468" calcext:value-type="float">
            <text:p>0.5516754075</text:p>
          </table:table-cell>
          <table:table-cell office:value-type="float" office:value="0.830790028805" calcext:value-type="float">
            <text:p>0.8307900288</text:p>
          </table:table-cell>
          <table:table-cell office:value-type="float" office:value="0.943053237332" calcext:value-type="float">
            <text:p>0.9430532373</text:p>
          </table:table-cell>
          <table:table-cell office:value-type="float" office:value="1.02975280612" calcext:value-type="float">
            <text:p>1.0297528061</text:p>
          </table:table-cell>
          <table:table-cell office:value-type="float" office:value="-4.48382954958" calcext:value-type="float">
            <text:p>-4.4838295496</text:p>
          </table:table-cell>
          <table:table-cell office:value-type="float" office:value="0.679388805704" calcext:value-type="float">
            <text:p>0.6793888057</text:p>
          </table:table-cell>
          <table:table-cell office:value-type="float" office:value="0.969479862376" calcext:value-type="float">
            <text:p>0.9694798624</text:p>
          </table:table-cell>
          <table:table-cell office:value-type="float" office:value="0.088735395732146" calcext:value-type="float">
            <text:p>0.0887353957</text:p>
          </table:table-cell>
          <table:table-cell office:value-type="float" office:value="0.027185200354" calcext:value-type="float">
            <text:p>0.0271852004</text:p>
          </table:table-cell>
          <table:table-cell office:value-type="float" office:value="0.406330050663" calcext:value-type="float">
            <text:p>0.4063300507</text:p>
          </table:table-cell>
          <table:table-cell office:value-type="float" office:value="0.690011390864" calcext:value-type="float">
            <text:p>0.6900113909</text:p>
          </table:table-cell>
          <table:table-cell office:value-type="float" office:value="0.971568666747" calcext:value-type="float">
            <text:p>0.9715686667</text:p>
          </table:table-cell>
          <table:table-cell office:value-type="float" office:value="0.733455805603" calcext:value-type="float">
            <text:p>0.7334558056</text:p>
          </table:table-cell>
          <table:table-cell office:value-type="float" office:value="0.711070633475" calcext:value-type="float">
            <text:p>0.7110706335</text:p>
          </table:table-cell>
          <table:table-cell office:value-type="float" office:value="0.942896" calcext:value-type="float">
            <text:p>0.942896</text:p>
          </table:table-cell>
          <table:table-cell office:value-type="float" office:value="0.0284313332532" calcext:value-type="float">
            <text:p>0.0284313333</text:p>
          </table:table-cell>
          <table:table-cell office:value-type="float" office:value="17567" calcext:value-type="float">
            <text:p>17567</text:p>
          </table:table-cell>
          <table:table-cell office:value-type="float" office:value="6384" calcext:value-type="float">
            <text:p>6384</text:p>
          </table:table-cell>
          <table:table-cell office:value-type="float" office:value="218157" calcext:value-type="float">
            <text:p>218157</text:p>
          </table:table-cell>
          <table:table-cell office:value-type="float" office:value="7892" calcext:value-type="float">
            <text:p>7892</text:p>
          </table:table-cell>
          <table:table-cell office:value-type="float" office:value="25459" calcext:value-type="float">
            <text:p>25459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gr4</text:p>
          </table:table-cell>
          <table:table-cell office:value-type="string" calcext:value-type="string">
            <text:p>Background</text:p>
          </table:table-cell>
          <table:table-cell office:value-type="float" office:value="0.968317095364" calcext:value-type="float">
            <text:p>0.9683170954</text:p>
          </table:table-cell>
          <table:table-cell office:value-type="float" office:value="0.938580149979" calcext:value-type="float">
            <text:p>0.93858015</text:p>
          </table:table-cell>
          <table:table-cell office:value-type="float" office:value="0.830790028805" calcext:value-type="float">
            <text:p>0.8307900288</text:p>
          </table:table-cell>
          <table:table-cell office:value-type="float" office:value="0.943053237332" calcext:value-type="float">
            <text:p>0.9430532373</text:p>
          </table:table-cell>
          <table:table-cell office:value-type="float" office:value="1.02975280612" calcext:value-type="float">
            <text:p>1.0297528061</text:p>
          </table:table-cell>
          <table:table-cell office:value-type="float" office:value="-4.48382954958" calcext:value-type="float">
            <text:p>-4.4838295496</text:p>
          </table:table-cell>
          <table:table-cell office:value-type="float" office:value="0.679388805704" calcext:value-type="float">
            <text:p>0.6793888057</text:p>
          </table:table-cell>
          <table:table-cell office:value-type="float" office:value="0.996653276815" calcext:value-type="float">
            <text:p>0.9966532768</text:p>
          </table:table-cell>
          <table:table-cell office:value-type="float" office:value="0.00356459724968078" calcext:value-type="float">
            <text:p>0.0035645972</text:p>
          </table:table-cell>
          <table:table-cell office:value-type="float" office:value="0.027185200354" calcext:value-type="float">
            <text:p>0.0271852004</text:p>
          </table:table-cell>
          <table:table-cell office:value-type="float" office:value="0.0327195551827" calcext:value-type="float">
            <text:p>0.0327195552</text:p>
          </table:table-cell>
          <table:table-cell office:value-type="float" office:value="0.971568666747" calcext:value-type="float">
            <text:p>0.9715686667</text:p>
          </table:table-cell>
          <table:table-cell office:value-type="float" office:value="0.690011390864" calcext:value-type="float">
            <text:p>0.6900113909</text:p>
          </table:table-cell>
          <table:table-cell office:value-type="float" office:value="0.965087215604" calcext:value-type="float">
            <text:p>0.9650872156</text:p>
          </table:table-cell>
          <table:table-cell office:value-type="float" office:value="0.968317095364" calcext:value-type="float">
            <text:p>0.9683170954</text:p>
          </table:table-cell>
          <table:table-cell office:value-type="float" office:value="0.942896" calcext:value-type="float">
            <text:p>0.942896</text:p>
          </table:table-cell>
          <table:table-cell office:value-type="float" office:value="0.309988609136" calcext:value-type="float">
            <text:p>0.3099886091</text:p>
          </table:table-cell>
          <table:table-cell office:value-type="float" office:value="218157" calcext:value-type="float">
            <text:p>218157</text:p>
          </table:table-cell>
          <table:table-cell office:value-type="float" office:value="7892" calcext:value-type="float">
            <text:p>7892</text:p>
          </table:table-cell>
          <table:table-cell office:value-type="float" office:value="17567" calcext:value-type="float">
            <text:p>17567</text:p>
          </table:table-cell>
          <table:table-cell office:value-type="float" office:value="6384" calcext:value-type="float">
            <text:p>6384</text:p>
          </table:table-cell>
          <table:table-cell office:value-type="float" office:value="224541" calcext:value-type="float">
            <text:p>224541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478919991094" calcext:value-type="float">
            <text:p>0.4789199911</text:p>
          </table:table-cell>
          <table:table-cell office:value-type="float" office:value="0.31485522674" calcext:value-type="float">
            <text:p>0.3148552267</text:p>
          </table:table-cell>
          <table:table-cell office:value-type="float" office:value="0.70539333485" calcext:value-type="float">
            <text:p>0.7053933349</text:p>
          </table:table-cell>
          <table:table-cell office:value-type="float" office:value="0.897302564583" calcext:value-type="float">
            <text:p>0.8973025646</text:p>
          </table:table-cell>
          <table:table-cell office:value-type="float" office:value="0.952688525026" calcext:value-type="float">
            <text:p>0.952688525</text:p>
          </table:table-cell>
          <table:table-cell office:value-type="float" office:value="9.75081660573" calcext:value-type="float">
            <text:p>9.7508166057</text:p>
          </table:table-cell>
          <table:table-cell office:value-type="float" office:value="0.421785816494" calcext:value-type="float">
            <text:p>0.4217858165</text:p>
          </table:table-cell>
          <table:table-cell office:value-type="float" office:value="0.96953872933" calcext:value-type="float">
            <text:p>0.9695387293</text:p>
          </table:table-cell>
          <table:table-cell office:value-type="float" office:value="0.213682004497324" calcext:value-type="float">
            <text:p>0.2136820045</text:p>
          </table:table-cell>
          <table:table-cell office:value-type="float" office:value="0.097662774881" calcext:value-type="float">
            <text:p>0.0976627749</text:p>
          </table:table-cell>
          <table:table-cell office:value-type="float" office:value="1.08803144282" calcext:value-type="float">
            <text:p>1.0880314428</text:p>
          </table:table-cell>
          <table:table-cell office:value-type="float" office:value="0.464762727844" calcext:value-type="float">
            <text:p>0.4647627278</text:p>
          </table:table-cell>
          <table:table-cell office:value-type="float" office:value="0.946023941855" calcext:value-type="float">
            <text:p>0.9460239419</text:p>
          </table:table-cell>
          <table:table-cell office:value-type="float" office:value="0.493966848983" calcext:value-type="float">
            <text:p>0.493966849</text:p>
          </table:table-cell>
          <table:table-cell office:value-type="float" office:value="0.478919991094" calcext:value-type="float">
            <text:p>0.4789199911</text:p>
          </table:table-cell>
          <table:table-cell office:value-type="float" office:value="0.89702" calcext:value-type="float">
            <text:p>0.89702</text:p>
          </table:table-cell>
          <table:table-cell office:value-type="float" office:value="0.0539760581445" calcext:value-type="float">
            <text:p>0.0539760581</text:p>
          </table:table-cell>
          <table:table-cell office:value-type="float" office:value="11831" calcext:value-type="float">
            <text:p>11831</text:p>
          </table:table-cell>
          <table:table-cell office:value-type="float" office:value="12120" calcext:value-type="float">
            <text:p>12120</text:p>
          </table:table-cell>
          <table:table-cell office:value-type="float" office:value="212424" calcext:value-type="float">
            <text:p>212424</text:p>
          </table:table-cell>
          <table:table-cell office:value-type="float" office:value="13625" calcext:value-type="float">
            <text:p>13625</text:p>
          </table:table-cell>
          <table:table-cell office:value-type="float" office:value="25456" calcext:value-type="float">
            <text:p>25456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gr20</text:p>
          </table:table-cell>
          <table:table-cell office:value-type="string" calcext:value-type="string">
            <text:p>Background</text:p>
          </table:table-cell>
          <table:table-cell office:value-type="float" office:value="0.942864181201" calcext:value-type="float">
            <text:p>0.9428641812</text:p>
          </table:table-cell>
          <table:table-cell office:value-type="float" office:value="0.89190448799" calcext:value-type="float">
            <text:p>0.891904488</text:p>
          </table:table-cell>
          <table:table-cell office:value-type="float" office:value="0.70539333485" calcext:value-type="float">
            <text:p>0.7053933349</text:p>
          </table:table-cell>
          <table:table-cell office:value-type="float" office:value="0.897302564583" calcext:value-type="float">
            <text:p>0.8973025646</text:p>
          </table:table-cell>
          <table:table-cell office:value-type="float" office:value="0.952688525026" calcext:value-type="float">
            <text:p>0.952688525</text:p>
          </table:table-cell>
          <table:table-cell office:value-type="float" office:value="9.75081660573" calcext:value-type="float">
            <text:p>9.7508166057</text:p>
          </table:table-cell>
          <table:table-cell office:value-type="float" office:value="0.421785816494" calcext:value-type="float">
            <text:p>0.4217858165</text:p>
          </table:table-cell>
          <table:table-cell office:value-type="float" office:value="0.99665995699" calcext:value-type="float">
            <text:p>0.996659957</text:p>
          </table:table-cell>
          <table:table-cell office:value-type="float" office:value="0.00939513187017739" calcext:value-type="float">
            <text:p>0.0093951319</text:p>
          </table:table-cell>
          <table:table-cell office:value-type="float" office:value="0.097662774881" calcext:value-type="float">
            <text:p>0.0976627749</text:p>
          </table:table-cell>
          <table:table-cell office:value-type="float" office:value="0.060598143336" calcext:value-type="float">
            <text:p>0.0605981433</text:p>
          </table:table-cell>
          <table:table-cell office:value-type="float" office:value="0.946023941855" calcext:value-type="float">
            <text:p>0.9460239419</text:p>
          </table:table-cell>
          <table:table-cell office:value-type="float" office:value="0.464762727844" calcext:value-type="float">
            <text:p>0.4647627278</text:p>
          </table:table-cell>
          <table:table-cell office:value-type="float" office:value="0.939725457755" calcext:value-type="float">
            <text:p>0.9397254578</text:p>
          </table:table-cell>
          <table:table-cell office:value-type="float" office:value="0.942864181201" calcext:value-type="float">
            <text:p>0.9428641812</text:p>
          </table:table-cell>
          <table:table-cell office:value-type="float" office:value="0.89702" calcext:value-type="float">
            <text:p>0.89702</text:p>
          </table:table-cell>
          <table:table-cell office:value-type="float" office:value="0.535237272156" calcext:value-type="float">
            <text:p>0.5352372722</text:p>
          </table:table-cell>
          <table:table-cell office:value-type="float" office:value="212424" calcext:value-type="float">
            <text:p>212424</text:p>
          </table:table-cell>
          <table:table-cell office:value-type="float" office:value="13625" calcext:value-type="float">
            <text:p>13625</text:p>
          </table:table-cell>
          <table:table-cell office:value-type="float" office:value="11831" calcext:value-type="float">
            <text:p>11831</text:p>
          </table:table-cell>
          <table:table-cell office:value-type="float" office:value="12120" calcext:value-type="float">
            <text:p>12120</text:p>
          </table:table-cell>
          <table:table-cell office:value-type="float" office:value="224544" calcext:value-type="float">
            <text:p>224544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796490705053" calcext:value-type="float">
            <text:p>0.7964907051</text:p>
          </table:table-cell>
          <table:table-cell office:value-type="float" office:value="0.661806857992" calcext:value-type="float">
            <text:p>0.661806858</text:p>
          </table:table-cell>
          <table:table-cell office:value-type="float" office:value="0.894826343371" calcext:value-type="float">
            <text:p>0.8948263434</text:p>
          </table:table-cell>
          <table:table-cell office:value-type="float" office:value="0.961573802303" calcext:value-type="float">
            <text:p>0.9615738023</text:p>
          </table:table-cell>
          <table:table-cell office:value-type="float" office:value="0.994831005426" calcext:value-type="float">
            <text:p>0.9948310054</text:p>
          </table:table-cell>
          <table:table-cell office:value-type="float" office:value="1.0828400725" calcext:value-type="float">
            <text:p>1.0828400725</text:p>
          </table:table-cell>
          <table:table-cell office:value-type="float" office:value="0.775396188488" calcext:value-type="float">
            <text:p>0.7753961885</text:p>
          </table:table-cell>
          <table:table-cell office:value-type="float" office:value="0.979962096207" calcext:value-type="float">
            <text:p>0.9799620962</text:p>
          </table:table-cell>
          <table:table-cell office:value-type="float" office:value="0.0776111142151271" calcext:value-type="float">
            <text:p>0.0776111142</text:p>
          </table:table-cell>
          <table:table-cell office:value-type="float" office:value="-0.00294132228607" calcext:value-type="float">
            <text:p>-0.0029413223</text:p>
          </table:table-cell>
          <table:table-cell office:value-type="float" office:value="0.25550743236" calcext:value-type="float">
            <text:p>0.2555074324</text:p>
          </table:table-cell>
          <table:table-cell office:value-type="float" office:value="0.812777053455" calcext:value-type="float">
            <text:p>0.8127770535</text:p>
          </table:table-cell>
          <table:table-cell office:value-type="float" office:value="0.976875633288" calcext:value-type="float">
            <text:p>0.9768756333</text:p>
          </table:table-cell>
          <table:table-cell office:value-type="float" office:value="0.780844223623" calcext:value-type="float">
            <text:p>0.7808442236</text:p>
          </table:table-cell>
          <table:table-cell office:value-type="float" office:value="0.796490705053" calcext:value-type="float">
            <text:p>0.7964907051</text:p>
          </table:table-cell>
          <table:table-cell office:value-type="float" office:value="0.961772" calcext:value-type="float">
            <text:p>0.961772</text:p>
          </table:table-cell>
          <table:table-cell office:value-type="float" office:value="0.0231243667122" calcext:value-type="float">
            <text:p>0.0231243667</text:p>
          </table:table-cell>
          <table:table-cell office:value-type="float" office:value="18702" calcext:value-type="float">
            <text:p>18702</text:p>
          </table:table-cell>
          <table:table-cell office:value-type="float" office:value="5249" calcext:value-type="float">
            <text:p>5249</text:p>
          </table:table-cell>
          <table:table-cell office:value-type="float" office:value="221741" calcext:value-type="float">
            <text:p>221741</text:p>
          </table:table-cell>
          <table:table-cell office:value-type="float" office:value="4308" calcext:value-type="float">
            <text:p>4308</text:p>
          </table:table-cell>
          <table:table-cell office:value-type="float" office:value="23010" calcext:value-type="float">
            <text:p>23010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scl5</text:p>
          </table:table-cell>
          <table:table-cell office:value-type="string" calcext:value-type="string">
            <text:p>Background</text:p>
          </table:table-cell>
          <table:table-cell office:value-type="float" office:value="0.97890468591" calcext:value-type="float">
            <text:p>0.9789046859</text:p>
          </table:table-cell>
          <table:table-cell office:value-type="float" office:value="0.958681008915" calcext:value-type="float">
            <text:p>0.9586810089</text:p>
          </table:table-cell>
          <table:table-cell office:value-type="float" office:value="0.894826343371" calcext:value-type="float">
            <text:p>0.8948263434</text:p>
          </table:table-cell>
          <table:table-cell office:value-type="float" office:value="0.961573802303" calcext:value-type="float">
            <text:p>0.9615738023</text:p>
          </table:table-cell>
          <table:table-cell office:value-type="float" office:value="0.994831005426" calcext:value-type="float">
            <text:p>0.9948310054</text:p>
          </table:table-cell>
          <table:table-cell office:value-type="float" office:value="1.0828400725" calcext:value-type="float">
            <text:p>1.0828400725</text:p>
          </table:table-cell>
          <table:table-cell office:value-type="float" office:value="0.775396188488" calcext:value-type="float">
            <text:p>0.7753961885</text:p>
          </table:table-cell>
          <table:table-cell office:value-type="float" office:value="0.997922916129" calcext:value-type="float">
            <text:p>0.9979229161</text:p>
          </table:table-cell>
          <table:table-cell office:value-type="float" office:value="0.00388665426316109" calcext:value-type="float">
            <text:p>0.0038866543</text:p>
          </table:table-cell>
          <table:table-cell office:value-type="float" office:value="-0.00294132228607" calcext:value-type="float">
            <text:p>-0.0029413223</text:p>
          </table:table-cell>
          <table:table-cell office:value-type="float" office:value="0.0215499163438" calcext:value-type="float">
            <text:p>0.0215499163</text:p>
          </table:table-cell>
          <table:table-cell office:value-type="float" office:value="0.976875633288" calcext:value-type="float">
            <text:p>0.9768756333</text:p>
          </table:table-cell>
          <table:table-cell office:value-type="float" office:value="0.812777053455" calcext:value-type="float">
            <text:p>0.8127770535</text:p>
          </table:table-cell>
          <table:table-cell office:value-type="float" office:value="0.980942185101" calcext:value-type="float">
            <text:p>0.9809421851</text:p>
          </table:table-cell>
          <table:table-cell office:value-type="float" office:value="0.97890468591" calcext:value-type="float">
            <text:p>0.9789046859</text:p>
          </table:table-cell>
          <table:table-cell office:value-type="float" office:value="0.961772" calcext:value-type="float">
            <text:p>0.961772</text:p>
          </table:table-cell>
          <table:table-cell office:value-type="float" office:value="0.187222946545" calcext:value-type="float">
            <text:p>0.1872229465</text:p>
          </table:table-cell>
          <table:table-cell office:value-type="float" office:value="221741" calcext:value-type="float">
            <text:p>221741</text:p>
          </table:table-cell>
          <table:table-cell office:value-type="float" office:value="4308" calcext:value-type="float">
            <text:p>4308</text:p>
          </table:table-cell>
          <table:table-cell office:value-type="float" office:value="18702" calcext:value-type="float">
            <text:p>18702</text:p>
          </table:table-cell>
          <table:table-cell office:value-type="float" office:value="5249" calcext:value-type="float">
            <text:p>5249</text:p>
          </table:table-cell>
          <table:table-cell office:value-type="float" office:value="226990" calcext:value-type="float">
            <text:p>226990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802712724059" calcext:value-type="float">
            <text:p>0.8027127241</text:p>
          </table:table-cell>
          <table:table-cell office:value-type="float" office:value="0.670442875481" calcext:value-type="float">
            <text:p>0.6704428755</text:p>
          </table:table-cell>
          <table:table-cell office:value-type="float" office:value="0.864830980901" calcext:value-type="float">
            <text:p>0.8648309809</text:p>
          </table:table-cell>
          <table:table-cell office:value-type="float" office:value="0.959383011837" calcext:value-type="float">
            <text:p>0.9593830118</text:p>
          </table:table-cell>
          <table:table-cell office:value-type="float" office:value="0.990588657196" calcext:value-type="float">
            <text:p>0.9905886572</text:p>
          </table:table-cell>
          <table:table-cell office:value-type="float" office:value="0.783625153316" calcext:value-type="float">
            <text:p>0.7836251533</text:p>
          </table:table-cell>
          <table:table-cell office:value-type="float" office:value="0.779789023213" calcext:value-type="float">
            <text:p>0.7797890232</text:p>
          </table:table-cell>
          <table:table-cell office:value-type="float" office:value="0.920289715856" calcext:value-type="float">
            <text:p>0.9202897159</text:p>
          </table:table-cell>
          <table:table-cell office:value-type="float" office:value="0.0601030486880456" calcext:value-type="float">
            <text:p>0.0601030487</text:p>
          </table:table-cell>
          <table:table-cell office:value-type="float" office:value="0.00366794701202" calcext:value-type="float">
            <text:p>0.003667947</text:p>
          </table:table-cell>
          <table:table-cell office:value-type="float" office:value="0.245775692882" calcext:value-type="float">
            <text:p>0.2457756929</text:p>
          </table:table-cell>
          <table:table-cell office:value-type="float" office:value="0.743451957295" calcext:value-type="float">
            <text:p>0.7434519573</text:p>
          </table:table-cell>
          <table:table-cell office:value-type="float" office:value="0.986210004507" calcext:value-type="float">
            <text:p>0.9862100045</text:p>
          </table:table-cell>
          <table:table-cell office:value-type="float" office:value="0.872239154941" calcext:value-type="float">
            <text:p>0.8722391549</text:p>
          </table:table-cell>
          <table:table-cell office:value-type="float" office:value="0.802712724059" calcext:value-type="float">
            <text:p>0.8027127241</text:p>
          </table:table-cell>
          <table:table-cell office:value-type="float" office:value="0.958924" calcext:value-type="float">
            <text:p>0.958924</text:p>
          </table:table-cell>
          <table:table-cell office:value-type="float" office:value="0.0137899954935" calcext:value-type="float">
            <text:p>0.0137899955</text:p>
          </table:table-cell>
          <table:table-cell office:value-type="float" office:value="20891" calcext:value-type="float">
            <text:p>20891</text:p>
          </table:table-cell>
          <table:table-cell office:value-type="float" office:value="3060" calcext:value-type="float">
            <text:p>3060</text:p>
          </table:table-cell>
          <table:table-cell office:value-type="float" office:value="218840" calcext:value-type="float">
            <text:p>218840</text:p>
          </table:table-cell>
          <table:table-cell office:value-type="float" office:value="7209" calcext:value-type="float">
            <text:p>7209</text:p>
          </table:table-cell>
          <table:table-cell office:value-type="float" office:value="28100" calcext:value-type="float">
            <text:p>28100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scl5</text:p>
          </table:table-cell>
          <table:table-cell office:value-type="string" calcext:value-type="string">
            <text:p>Background</text:p>
          </table:table-cell>
          <table:table-cell office:value-type="float" office:value="0.977075515293" calcext:value-type="float">
            <text:p>0.9770755153</text:p>
          </table:table-cell>
          <table:table-cell office:value-type="float" office:value="0.955178539472" calcext:value-type="float">
            <text:p>0.9551785395</text:p>
          </table:table-cell>
          <table:table-cell office:value-type="float" office:value="0.864830980901" calcext:value-type="float">
            <text:p>0.8648309809</text:p>
          </table:table-cell>
          <table:table-cell office:value-type="float" office:value="0.959383011837" calcext:value-type="float">
            <text:p>0.9593830118</text:p>
          </table:table-cell>
          <table:table-cell office:value-type="float" office:value="0.990588657196" calcext:value-type="float">
            <text:p>0.9905886572</text:p>
          </table:table-cell>
          <table:table-cell office:value-type="float" office:value="0.783625153316" calcext:value-type="float">
            <text:p>0.7836251533</text:p>
          </table:table-cell>
          <table:table-cell office:value-type="float" office:value="0.779789023213" calcext:value-type="float">
            <text:p>0.7797890232</text:p>
          </table:table-cell>
          <table:table-cell office:value-type="float" office:value="0.990737784882" calcext:value-type="float">
            <text:p>0.9907377849</text:p>
          </table:table-cell>
          <table:table-cell office:value-type="float" office:value="0.00390156184590695" calcext:value-type="float">
            <text:p>0.0039015618</text:p>
          </table:table-cell>
          <table:table-cell office:value-type="float" office:value="0.00366794701202" calcext:value-type="float">
            <text:p>0.003667947</text:p>
          </table:table-cell>
          <table:table-cell office:value-type="float" office:value="0.0234623469201" calcext:value-type="float">
            <text:p>0.0234623469</text:p>
          </table:table-cell>
          <table:table-cell office:value-type="float" office:value="0.986210004507" calcext:value-type="float">
            <text:p>0.9862100045</text:p>
          </table:table-cell>
          <table:table-cell office:value-type="float" office:value="0.743451957295" calcext:value-type="float">
            <text:p>0.7434519573</text:p>
          </table:table-cell>
          <table:table-cell office:value-type="float" office:value="0.9681086844" calcext:value-type="float">
            <text:p>0.9681086844</text:p>
          </table:table-cell>
          <table:table-cell office:value-type="float" office:value="0.977075515293" calcext:value-type="float">
            <text:p>0.9770755153</text:p>
          </table:table-cell>
          <table:table-cell office:value-type="float" office:value="0.958924" calcext:value-type="float">
            <text:p>0.958924</text:p>
          </table:table-cell>
          <table:table-cell office:value-type="float" office:value="0.256548042705" calcext:value-type="float">
            <text:p>0.2565480427</text:p>
          </table:table-cell>
          <table:table-cell office:value-type="float" office:value="218840" calcext:value-type="float">
            <text:p>218840</text:p>
          </table:table-cell>
          <table:table-cell office:value-type="float" office:value="7209" calcext:value-type="float">
            <text:p>7209</text:p>
          </table:table-cell>
          <table:table-cell office:value-type="float" office:value="20891" calcext:value-type="float">
            <text:p>20891</text:p>
          </table:table-cell>
          <table:table-cell office:value-type="float" office:value="3060" calcext:value-type="float">
            <text:p>3060</text:p>
          </table:table-cell>
          <table:table-cell office:value-type="float" office:value="221900" calcext:value-type="float">
            <text:p>221900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425356775377" calcext:value-type="float">
            <text:p>0.4253567754</text:p>
          </table:table-cell>
          <table:table-cell office:value-type="float" office:value="0.270128984601" calcext:value-type="float">
            <text:p>0.2701289846</text:p>
          </table:table-cell>
          <table:table-cell office:value-type="float" office:value="0.642006132989" calcext:value-type="float">
            <text:p>0.642006133</text:p>
          </table:table-cell>
          <table:table-cell office:value-type="float" office:value="0.844477544319" calcext:value-type="float">
            <text:p>0.8444775443</text:p>
          </table:table-cell>
          <table:table-cell office:value-type="float" office:value="1.01411624261" calcext:value-type="float">
            <text:p>1.0141162426</text:p>
          </table:table-cell>
          <table:table-cell office:value-type="float" office:value="1.48017156086" calcext:value-type="float">
            <text:p>1.4801715609</text:p>
          </table:table-cell>
          <table:table-cell office:value-type="float" office:value="0.336351040011" calcext:value-type="float">
            <text:p>0.33635104</text:p>
          </table:table-cell>
          <table:table-cell office:value-type="float" office:value="0.71432619037" calcext:value-type="float">
            <text:p>0.7143261904</text:p>
          </table:table-cell>
          <table:table-cell office:value-type="float" office:value="0.085304078961788" calcext:value-type="float">
            <text:p>0.085304079</text:p>
          </table:table-cell>
          <table:table-cell office:value-type="float" office:value="0.0498758488984" calcext:value-type="float">
            <text:p>0.0498758489</text:p>
          </table:table-cell>
          <table:table-cell office:value-type="float" office:value="1.35096760623" calcext:value-type="float">
            <text:p>1.3509676062</text:p>
          </table:table-cell>
          <table:table-cell office:value-type="float" office:value="0.33084346293" calcext:value-type="float">
            <text:p>0.3308434629</text:p>
          </table:table-cell>
          <table:table-cell office:value-type="float" office:value="0.953168803047" calcext:value-type="float">
            <text:p>0.953168803</text:p>
          </table:table-cell>
          <table:table-cell office:value-type="float" office:value="0.595465742558" calcext:value-type="float">
            <text:p>0.5954657426</text:p>
          </table:table-cell>
          <table:table-cell office:value-type="float" office:value="0.425356775377" calcext:value-type="float">
            <text:p>0.4253567754</text:p>
          </table:table-cell>
          <table:table-cell office:value-type="float" office:value="0.84586" calcext:value-type="float">
            <text:p>0.84586</text:p>
          </table:table-cell>
          <table:table-cell office:value-type="float" office:value="0.046831196953" calcext:value-type="float">
            <text:p>0.046831197</text:p>
          </table:table-cell>
          <table:table-cell office:value-type="float" office:value="14262" calcext:value-type="float">
            <text:p>14262</text:p>
          </table:table-cell>
          <table:table-cell office:value-type="float" office:value="9689" calcext:value-type="float">
            <text:p>9689</text:p>
          </table:table-cell>
          <table:table-cell office:value-type="float" office:value="197203" calcext:value-type="float">
            <text:p>197203</text:p>
          </table:table-cell>
          <table:table-cell office:value-type="float" office:value="28846" calcext:value-type="float">
            <text:p>28846</text:p>
          </table:table-cell>
          <table:table-cell office:value-type="float" office:value="43108" calcext:value-type="float">
            <text:p>43108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scl30</text:p>
          </table:table-cell>
          <table:table-cell office:value-type="string" calcext:value-type="string">
            <text:p>Background</text:p>
          </table:table-cell>
          <table:table-cell office:value-type="float" office:value="0.910992490894" calcext:value-type="float">
            <text:p>0.9109924909</text:p>
          </table:table-cell>
          <table:table-cell office:value-type="float" office:value="0.836534627425" calcext:value-type="float">
            <text:p>0.8365346274</text:p>
          </table:table-cell>
          <table:table-cell office:value-type="float" office:value="0.642006132989" calcext:value-type="float">
            <text:p>0.642006133</text:p>
          </table:table-cell>
          <table:table-cell office:value-type="float" office:value="0.844477544319" calcext:value-type="float">
            <text:p>0.8444775443</text:p>
          </table:table-cell>
          <table:table-cell office:value-type="float" office:value="1.01411624261" calcext:value-type="float">
            <text:p>1.0141162426</text:p>
          </table:table-cell>
          <table:table-cell office:value-type="float" office:value="1.48017156086" calcext:value-type="float">
            <text:p>1.4801715609</text:p>
          </table:table-cell>
          <table:table-cell office:value-type="float" office:value="0.336351040011" calcext:value-type="float">
            <text:p>0.33635104</text:p>
          </table:table-cell>
          <table:table-cell office:value-type="float" office:value="0.955751476529" calcext:value-type="float">
            <text:p>0.9557514765</text:p>
          </table:table-cell>
          <table:table-cell office:value-type="float" office:value="0.029535143282129" calcext:value-type="float">
            <text:p>0.0295351433</text:p>
          </table:table-cell>
          <table:table-cell office:value-type="float" office:value="0.0498758488984" calcext:value-type="float">
            <text:p>0.0498758489</text:p>
          </table:table-cell>
          <table:table-cell office:value-type="float" office:value="0.0977038888861" calcext:value-type="float">
            <text:p>0.0977038889</text:p>
          </table:table-cell>
          <table:table-cell office:value-type="float" office:value="0.953168803047" calcext:value-type="float">
            <text:p>0.953168803</text:p>
          </table:table-cell>
          <table:table-cell office:value-type="float" office:value="0.33084346293" calcext:value-type="float">
            <text:p>0.3308434629</text:p>
          </table:table-cell>
          <table:table-cell office:value-type="float" office:value="0.872390499405" calcext:value-type="float">
            <text:p>0.8723904994</text:p>
          </table:table-cell>
          <table:table-cell office:value-type="float" office:value="0.910992490894" calcext:value-type="float">
            <text:p>0.9109924909</text:p>
          </table:table-cell>
          <table:table-cell office:value-type="float" office:value="0.84586" calcext:value-type="float">
            <text:p>0.84586</text:p>
          </table:table-cell>
          <table:table-cell office:value-type="float" office:value="0.66915653707" calcext:value-type="float">
            <text:p>0.6691565371</text:p>
          </table:table-cell>
          <table:table-cell office:value-type="float" office:value="197203" calcext:value-type="float">
            <text:p>197203</text:p>
          </table:table-cell>
          <table:table-cell office:value-type="float" office:value="28846" calcext:value-type="float">
            <text:p>28846</text:p>
          </table:table-cell>
          <table:table-cell office:value-type="float" office:value="14262" calcext:value-type="float">
            <text:p>14262</text:p>
          </table:table-cell>
          <table:table-cell office:value-type="float" office:value="9689" calcext:value-type="float">
            <text:p>9689</text:p>
          </table:table-cell>
          <table:table-cell office:value-type="float" office:value="206892" calcext:value-type="float">
            <text:p>206892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358333899572" calcext:value-type="float">
            <text:p>0.3583338996</text:p>
          </table:table-cell>
          <table:table-cell office:value-type="float" office:value="0.218274531879" calcext:value-type="float">
            <text:p>0.2182745319</text:p>
          </table:table-cell>
          <table:table-cell office:value-type="float" office:value="0.605943854241" calcext:value-type="float">
            <text:p>0.6059438542</text:p>
          </table:table-cell>
          <table:table-cell office:value-type="float" office:value="0.813410842896" calcext:value-type="float">
            <text:p>0.8134108429</text:p>
          </table:table-cell>
          <table:table-cell office:value-type="float" office:value="0.968484023728" calcext:value-type="float">
            <text:p>0.9684840237</text:p>
          </table:table-cell>
          <table:table-cell office:value-type="float" office:value="10.5397645123" calcext:value-type="float">
            <text:p>10.5397645123</text:p>
          </table:table-cell>
          <table:table-cell office:value-type="float" office:value="0.247605619718" calcext:value-type="float">
            <text:p>0.2476056197</text:p>
          </table:table-cell>
          <table:table-cell office:value-type="float" office:value="0.650975062852" calcext:value-type="float">
            <text:p>0.6509750629</text:p>
          </table:table-cell>
          <table:table-cell office:value-type="float" office:value="0.107107740012724" calcext:value-type="float">
            <text:p>0.10710774</text:p>
          </table:table-cell>
          <table:table-cell office:value-type="float" office:value="-0.163523797673" calcext:value-type="float">
            <text:p>-0.1635237977</text:p>
          </table:table-cell>
          <table:table-cell office:value-type="float" office:value="1.79069326456" calcext:value-type="float">
            <text:p>1.7906932646</text:p>
          </table:table-cell>
          <table:table-cell office:value-type="float" office:value="0.265624370391" calcext:value-type="float">
            <text:p>0.2656243704</text:p>
          </table:table-cell>
          <table:table-cell office:value-type="float" office:value="0.946263338091" calcext:value-type="float">
            <text:p>0.9462633381</text:p>
          </table:table-cell>
          <table:table-cell office:value-type="float" office:value="0.550457183416" calcext:value-type="float">
            <text:p>0.5504571834</text:p>
          </table:table-cell>
          <table:table-cell office:value-type="float" office:value="0.358333899572" calcext:value-type="float">
            <text:p>0.3583338996</text:p>
          </table:table-cell>
          <table:table-cell office:value-type="float" office:value="0.811132" calcext:value-type="float">
            <text:p>0.811132</text:p>
          </table:table-cell>
          <table:table-cell office:value-type="float" office:value="0.0537366619087" calcext:value-type="float">
            <text:p>0.0537366619</text:p>
          </table:table-cell>
          <table:table-cell office:value-type="float" office:value="13184" calcext:value-type="float">
            <text:p>13184</text:p>
          </table:table-cell>
          <table:table-cell office:value-type="float" office:value="10767" calcext:value-type="float">
            <text:p>10767</text:p>
          </table:table-cell>
          <table:table-cell office:value-type="float" office:value="189599" calcext:value-type="float">
            <text:p>189599</text:p>
          </table:table-cell>
          <table:table-cell office:value-type="float" office:value="36450" calcext:value-type="float">
            <text:p>36450</text:p>
          </table:table-cell>
          <table:table-cell office:value-type="float" office:value="49634" calcext:value-type="float">
            <text:p>49634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uscl40</text:p>
          </table:table-cell>
          <table:table-cell office:value-type="string" calcext:value-type="string">
            <text:p>Background</text:p>
          </table:table-cell>
          <table:table-cell office:value-type="float" office:value="0.889269842759" calcext:value-type="float">
            <text:p>0.8892698428</text:p>
          </table:table-cell>
          <table:table-cell office:value-type="float" office:value="0.800617356935" calcext:value-type="float">
            <text:p>0.8006173569</text:p>
          </table:table-cell>
          <table:table-cell office:value-type="float" office:value="0.605943854241" calcext:value-type="float">
            <text:p>0.6059438542</text:p>
          </table:table-cell>
          <table:table-cell office:value-type="float" office:value="0.813410842896" calcext:value-type="float">
            <text:p>0.8134108429</text:p>
          </table:table-cell>
          <table:table-cell office:value-type="float" office:value="0.968484023728" calcext:value-type="float">
            <text:p>0.9684840237</text:p>
          </table:table-cell>
          <table:table-cell office:value-type="float" office:value="10.5397645123" calcext:value-type="float">
            <text:p>10.5397645123</text:p>
          </table:table-cell>
          <table:table-cell office:value-type="float" office:value="0.247605619718" calcext:value-type="float">
            <text:p>0.2476056197</text:p>
          </table:table-cell>
          <table:table-cell office:value-type="float" office:value="0.939769942427" calcext:value-type="float">
            <text:p>0.9397699424</text:p>
          </table:table-cell>
          <table:table-cell office:value-type="float" office:value="0.0432670633437201" calcext:value-type="float">
            <text:p>0.0432670633</text:p>
          </table:table-cell>
          <table:table-cell office:value-type="float" office:value="-0.163523797673" calcext:value-type="float">
            <text:p>-0.1635237977</text:p>
          </table:table-cell>
          <table:table-cell office:value-type="float" office:value="0.124518061804" calcext:value-type="float">
            <text:p>0.1245180618</text:p>
          </table:table-cell>
          <table:table-cell office:value-type="float" office:value="0.946263338091" calcext:value-type="float">
            <text:p>0.9462633381</text:p>
          </table:table-cell>
          <table:table-cell office:value-type="float" office:value="0.265624370391" calcext:value-type="float">
            <text:p>0.2656243704</text:p>
          </table:table-cell>
          <table:table-cell office:value-type="float" office:value="0.838751775058" calcext:value-type="float">
            <text:p>0.8387517751</text:p>
          </table:table-cell>
          <table:table-cell office:value-type="float" office:value="0.889269842759" calcext:value-type="float">
            <text:p>0.8892698428</text:p>
          </table:table-cell>
          <table:table-cell office:value-type="float" office:value="0.811132" calcext:value-type="float">
            <text:p>0.811132</text:p>
          </table:table-cell>
          <table:table-cell office:value-type="float" office:value="0.734375629609" calcext:value-type="float">
            <text:p>0.7343756296</text:p>
          </table:table-cell>
          <table:table-cell office:value-type="float" office:value="189599" calcext:value-type="float">
            <text:p>189599</text:p>
          </table:table-cell>
          <table:table-cell office:value-type="float" office:value="36450" calcext:value-type="float">
            <text:p>36450</text:p>
          </table:table-cell>
          <table:table-cell office:value-type="float" office:value="13184" calcext:value-type="float">
            <text:p>13184</text:p>
          </table:table-cell>
          <table:table-cell office:value-type="float" office:value="10767" calcext:value-type="float">
            <text:p>10767</text:p>
          </table:table-cell>
          <table:table-cell office:value-type="float" office:value="200366" calcext:value-type="float">
            <text:p>200366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977841702624" calcext:value-type="float">
            <text:p>0.9778417026</text:p>
          </table:table-cell>
          <table:table-cell office:value-type="float" office:value="0.956644098214" calcext:value-type="float">
            <text:p>0.9566440982</text:p>
          </table:table-cell>
          <table:table-cell office:value-type="float" office:value="0.987100866244" calcext:value-type="float">
            <text:p>0.9871008662</text:p>
          </table:table-cell>
          <table:table-cell office:value-type="float" office:value="0.995739967672" calcext:value-type="float">
            <text:p>0.9957399677</text:p>
          </table:table-cell>
          <table:table-cell office:value-type="float" office:value="0.991532125137" calcext:value-type="float">
            <text:p>0.9915321251</text:p>
          </table:table-cell>
          <table:table-cell office:value-type="float" office:value="-1.25436178742" calcext:value-type="float">
            <text:p>-1.2543617874</text:p>
          </table:table-cell>
          <table:table-cell office:value-type="float" office:value="0.975490170025" calcext:value-type="float">
            <text:p>0.97549017</text:p>
          </table:table-cell>
          <table:table-cell office:value-type="float" office:value="0.998520000834" calcext:value-type="float">
            <text:p>0.9985200008</text:p>
          </table:table-cell>
          <table:table-cell office:value-type="float" office:value="0.0117997831539173" calcext:value-type="float">
            <text:p>0.0117997832</text:p>
          </table:table-cell>
          <table:table-cell office:value-type="float" office:value="0.008446112882" calcext:value-type="float">
            <text:p>0.0084461129</text:p>
          </table:table-cell>
          <table:table-cell office:value-type="float" office:value="0.0226604135579" calcext:value-type="float">
            <text:p>0.0226604136</text:p>
          </table:table-cell>
          <table:table-cell office:value-type="float" office:value="0.976396636417" calcext:value-type="float">
            <text:p>0.9763966364</text:p>
          </table:table-cell>
          <table:table-cell office:value-type="float" office:value="0.997805096071" calcext:value-type="float">
            <text:p>0.9978050961</text:p>
          </table:table-cell>
          <table:table-cell office:value-type="float" office:value="0.979291052566" calcext:value-type="float">
            <text:p>0.9792910526</text:p>
          </table:table-cell>
          <table:table-cell office:value-type="float" office:value="0.977841702624" calcext:value-type="float">
            <text:p>0.9778417026</text:p>
          </table:table-cell>
          <table:table-cell office:value-type="float" office:value="0.995748" calcext:value-type="float">
            <text:p>0.995748</text:p>
          </table:table-cell>
          <table:table-cell office:value-type="float" office:value="0.0021949039287" calcext:value-type="float">
            <text:p>0.0021949039</text:p>
          </table:table-cell>
          <table:table-cell office:value-type="float" office:value="23455" calcext:value-type="float">
            <text:p>23455</text:p>
          </table:table-cell>
          <table:table-cell office:value-type="float" office:value="496" calcext:value-type="float">
            <text:p>496</text:p>
          </table:table-cell>
          <table:table-cell office:value-type="float" office:value="225482" calcext:value-type="float">
            <text:p>225482</text:p>
          </table:table-cell>
          <table:table-cell office:value-type="float" office:value="567" calcext:value-type="float">
            <text:p>567</text:p>
          </table:table-cell>
          <table:table-cell office:value-type="float" office:value="24022" calcext:value-type="float">
            <text:p>24022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mpx1</text:p>
          </table:table-cell>
          <table:table-cell office:value-type="string" calcext:value-type="string">
            <text:p>Background</text:p>
          </table:table-cell>
          <table:table-cell office:value-type="float" office:value="0.997648370562" calcext:value-type="float">
            <text:p>0.9976483706</text:p>
          </table:table-cell>
          <table:table-cell office:value-type="float" office:value="0.995307775497" calcext:value-type="float">
            <text:p>0.9953077755</text:p>
          </table:table-cell>
          <table:table-cell office:value-type="float" office:value="0.987100866244" calcext:value-type="float">
            <text:p>0.9871008662</text:p>
          </table:table-cell>
          <table:table-cell office:value-type="float" office:value="0.995739967672" calcext:value-type="float">
            <text:p>0.9957399677</text:p>
          </table:table-cell>
          <table:table-cell office:value-type="float" office:value="0.991532125137" calcext:value-type="float">
            <text:p>0.9915321251</text:p>
          </table:table-cell>
          <table:table-cell office:value-type="float" office:value="-1.25436178742" calcext:value-type="float">
            <text:p>-1.2543617874</text:p>
          </table:table-cell>
          <table:table-cell office:value-type="float" office:value="0.975490170025" calcext:value-type="float">
            <text:p>0.97549017</text:p>
          </table:table-cell>
          <table:table-cell office:value-type="float" office:value="0.999842929736" calcext:value-type="float">
            <text:p>0.9998429297</text:p>
          </table:table-cell>
          <table:table-cell office:value-type="float" office:value="0.000554797817534269" calcext:value-type="float">
            <text:p>0.0005547978</text:p>
          </table:table-cell>
          <table:table-cell office:value-type="float" office:value="0.008446112882" calcext:value-type="float">
            <text:p>0.0084461129</text:p>
          </table:table-cell>
          <table:table-cell office:value-type="float" office:value="0.00235717263462" calcext:value-type="float">
            <text:p>0.0023571726</text:p>
          </table:table-cell>
          <table:table-cell office:value-type="float" office:value="0.997805096071" calcext:value-type="float">
            <text:p>0.9978050961</text:p>
          </table:table-cell>
          <table:table-cell office:value-type="float" office:value="0.976396636417" calcext:value-type="float">
            <text:p>0.9763966364</text:p>
          </table:table-cell>
          <table:table-cell office:value-type="float" office:value="0.997491694279" calcext:value-type="float">
            <text:p>0.9974916943</text:p>
          </table:table-cell>
          <table:table-cell office:value-type="float" office:value="0.997648370562" calcext:value-type="float">
            <text:p>0.9976483706</text:p>
          </table:table-cell>
          <table:table-cell office:value-type="float" office:value="0.995748" calcext:value-type="float">
            <text:p>0.995748</text:p>
          </table:table-cell>
          <table:table-cell office:value-type="float" office:value="0.0236033635834" calcext:value-type="float">
            <text:p>0.0236033636</text:p>
          </table:table-cell>
          <table:table-cell office:value-type="float" office:value="225482" calcext:value-type="float">
            <text:p>225482</text:p>
          </table:table-cell>
          <table:table-cell office:value-type="float" office:value="567" calcext:value-type="float">
            <text:p>567</text:p>
          </table:table-cell>
          <table:table-cell office:value-type="float" office:value="23455" calcext:value-type="float">
            <text:p>23455</text:p>
          </table:table-cell>
          <table:table-cell office:value-type="float" office:value="496" calcext:value-type="float">
            <text:p>496</text:p>
          </table:table-cell>
          <table:table-cell office:value-type="float" office:value="225978" calcext:value-type="float">
            <text:p>225978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977197882363" calcext:value-type="float">
            <text:p>0.9771978824</text:p>
          </table:table-cell>
          <table:table-cell office:value-type="float" office:value="0.955412455168" calcext:value-type="float">
            <text:p>0.9554124552</text:p>
          </table:table-cell>
          <table:table-cell office:value-type="float" office:value="0.986699954784" calcext:value-type="float">
            <text:p>0.9866999548</text:p>
          </table:table-cell>
          <table:table-cell office:value-type="float" office:value="0.995615804444" calcext:value-type="float">
            <text:p>0.9956158044</text:p>
          </table:table-cell>
          <table:table-cell office:value-type="float" office:value="0.991286263897" calcext:value-type="float">
            <text:p>0.9912862639</text:p>
          </table:table-cell>
          <table:table-cell office:value-type="float" office:value="-1.33985954414" calcext:value-type="float">
            <text:p>-1.3398595441</text:p>
          </table:table-cell>
          <table:table-cell office:value-type="float" office:value="0.974777745797" calcext:value-type="float">
            <text:p>0.9747777458</text:p>
          </table:table-cell>
          <table:table-cell office:value-type="float" office:value="0.998415940639" calcext:value-type="float">
            <text:p>0.9984159406</text:p>
          </table:table-cell>
          <table:table-cell office:value-type="float" office:value="0.00822283177421544" calcext:value-type="float">
            <text:p>0.0082228318</text:p>
          </table:table-cell>
          <table:table-cell office:value-type="float" office:value="0.00869044054276" calcext:value-type="float">
            <text:p>0.0086904405</text:p>
          </table:table-cell>
          <table:table-cell office:value-type="float" office:value="0.0233341865029" calcext:value-type="float">
            <text:p>0.0233341865</text:p>
          </table:table-cell>
          <table:table-cell office:value-type="float" office:value="0.97565239106" calcext:value-type="float">
            <text:p>0.9756523911</text:p>
          </table:table-cell>
          <table:table-cell office:value-type="float" office:value="0.997747518509" calcext:value-type="float">
            <text:p>0.9977475185</text:p>
          </table:table-cell>
          <table:table-cell office:value-type="float" office:value="0.978748277734" calcext:value-type="float">
            <text:p>0.9787482777</text:p>
          </table:table-cell>
          <table:table-cell office:value-type="float" office:value="0.977197882363" calcext:value-type="float">
            <text:p>0.9771978824</text:p>
          </table:table-cell>
          <table:table-cell office:value-type="float" office:value="0.995624" calcext:value-type="float">
            <text:p>0.995624</text:p>
          </table:table-cell>
          <table:table-cell office:value-type="float" office:value="0.00225248149115" calcext:value-type="float">
            <text:p>0.0022524815</text:p>
          </table:table-cell>
          <table:table-cell office:value-type="float" office:value="23442" calcext:value-type="float">
            <text:p>23442</text:p>
          </table:table-cell>
          <table:table-cell office:value-type="float" office:value="509" calcext:value-type="float">
            <text:p>509</text:p>
          </table:table-cell>
          <table:table-cell office:value-type="float" office:value="225464" calcext:value-type="float">
            <text:p>225464</text:p>
          </table:table-cell>
          <table:table-cell office:value-type="float" office:value="585" calcext:value-type="float">
            <text:p>585</text:p>
          </table:table-cell>
          <table:table-cell office:value-type="float" office:value="24027" calcext:value-type="float">
            <text:p>24027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mpx2</text:p>
          </table:table-cell>
          <table:table-cell office:value-type="string" calcext:value-type="string">
            <text:p>Background</text:p>
          </table:table-cell>
          <table:table-cell office:value-type="float" office:value="0.997579763817" calcext:value-type="float">
            <text:p>0.9975797638</text:p>
          </table:table-cell>
          <table:table-cell office:value-type="float" office:value="0.995171214435" calcext:value-type="float">
            <text:p>0.9951712144</text:p>
          </table:table-cell>
          <table:table-cell office:value-type="float" office:value="0.986699954784" calcext:value-type="float">
            <text:p>0.9866999548</text:p>
          </table:table-cell>
          <table:table-cell office:value-type="float" office:value="0.995615804444" calcext:value-type="float">
            <text:p>0.9956158044</text:p>
          </table:table-cell>
          <table:table-cell office:value-type="float" office:value="0.991286263897" calcext:value-type="float">
            <text:p>0.9912862639</text:p>
          </table:table-cell>
          <table:table-cell office:value-type="float" office:value="-1.33985954414" calcext:value-type="float">
            <text:p>-1.3398595441</text:p>
          </table:table-cell>
          <table:table-cell office:value-type="float" office:value="0.974777745797" calcext:value-type="float">
            <text:p>0.9747777458</text:p>
          </table:table-cell>
          <table:table-cell office:value-type="float" office:value="0.999831866591" calcext:value-type="float">
            <text:p>0.9998318666</text:p>
          </table:table-cell>
          <table:table-cell office:value-type="float" office:value="0.000391707664326703" calcext:value-type="float">
            <text:p>0.0003917077</text:p>
          </table:table-cell>
          <table:table-cell office:value-type="float" office:value="0.00869044054276" calcext:value-type="float">
            <text:p>0.0086904405</text:p>
          </table:table-cell>
          <table:table-cell office:value-type="float" office:value="0.00242610793741" calcext:value-type="float">
            <text:p>0.0024261079</text:p>
          </table:table-cell>
          <table:table-cell office:value-type="float" office:value="0.997747518509" calcext:value-type="float">
            <text:p>0.9977475185</text:p>
          </table:table-cell>
          <table:table-cell office:value-type="float" office:value="0.97565239106" calcext:value-type="float">
            <text:p>0.9756523911</text:p>
          </table:table-cell>
          <table:table-cell office:value-type="float" office:value="0.997412065526" calcext:value-type="float">
            <text:p>0.9974120655</text:p>
          </table:table-cell>
          <table:table-cell office:value-type="float" office:value="0.997579763817" calcext:value-type="float">
            <text:p>0.9975797638</text:p>
          </table:table-cell>
          <table:table-cell office:value-type="float" office:value="0.995624" calcext:value-type="float">
            <text:p>0.995624</text:p>
          </table:table-cell>
          <table:table-cell office:value-type="float" office:value="0.0243476089399" calcext:value-type="float">
            <text:p>0.0243476089</text:p>
          </table:table-cell>
          <table:table-cell office:value-type="float" office:value="225464" calcext:value-type="float">
            <text:p>225464</text:p>
          </table:table-cell>
          <table:table-cell office:value-type="float" office:value="585" calcext:value-type="float">
            <text:p>585</text:p>
          </table:table-cell>
          <table:table-cell office:value-type="float" office:value="23442" calcext:value-type="float">
            <text:p>23442</text:p>
          </table:table-cell>
          <table:table-cell office:value-type="float" office:value="509" calcext:value-type="float">
            <text:p>509</text:p>
          </table:table-cell>
          <table:table-cell office:value-type="float" office:value="225973" calcext:value-type="float">
            <text:p>225973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95231153686" calcext:value-type="float">
            <text:p>0.9523115369</text:p>
          </table:table-cell>
          <table:table-cell office:value-type="float" office:value="0.908964420592" calcext:value-type="float">
            <text:p>0.9089644206</text:p>
          </table:table-cell>
          <table:table-cell office:value-type="float" office:value="0.97258518587" calcext:value-type="float">
            <text:p>0.9725851859</text:p>
          </table:table-cell>
          <table:table-cell office:value-type="float" office:value="0.990824093281" calcext:value-type="float">
            <text:p>0.9908240933</text:p>
          </table:table-cell>
          <table:table-cell office:value-type="float" office:value="0.981847738591" calcext:value-type="float">
            <text:p>0.9818477386</text:p>
          </table:table-cell>
          <table:table-cell office:value-type="float" office:value="-4.25569342905" calcext:value-type="float">
            <text:p>-4.2556934291</text:p>
          </table:table-cell>
          <table:table-cell office:value-type="float" office:value="0.947245146447" calcext:value-type="float">
            <text:p>0.9472451464</text:p>
          </table:table-cell>
          <table:table-cell office:value-type="float" office:value="0.997542690546" calcext:value-type="float">
            <text:p>0.9975426905</text:p>
          </table:table-cell>
          <table:table-cell office:value-type="float" office:value="0.0116905530129982" calcext:value-type="float">
            <text:p>0.011690553</text:p>
          </table:table-cell>
          <table:table-cell office:value-type="float" office:value="0.0180582093092" calcext:value-type="float">
            <text:p>0.0180582093</text:p>
          </table:table-cell>
          <table:table-cell office:value-type="float" office:value="0.0500765361907" calcext:value-type="float">
            <text:p>0.0500765362</text:p>
          </table:table-cell>
          <table:table-cell office:value-type="float" office:value="0.94997714903" calcext:value-type="float">
            <text:p>0.949977149</text:p>
          </table:table-cell>
          <table:table-cell office:value-type="float" office:value="0.99519322271" calcext:value-type="float">
            <text:p>0.9951932227</text:p>
          </table:table-cell>
          <table:table-cell office:value-type="float" office:value="0.954657425577" calcext:value-type="float">
            <text:p>0.9546574256</text:p>
          </table:table-cell>
          <table:table-cell office:value-type="float" office:value="0.95231153686" calcext:value-type="float">
            <text:p>0.9523115369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0480677729041" calcext:value-type="float">
            <text:p>0.0048067773</text:p>
          </table:table-cell>
          <table:table-cell office:value-type="float" office:value="22865" calcext:value-type="float">
            <text:p>22865</text:p>
          </table:table-cell>
          <table:table-cell office:value-type="float" office:value="1086" calcext:value-type="float">
            <text:p>1086</text:p>
          </table:table-cell>
          <table:table-cell office:value-type="float" office:value="224845" calcext:value-type="float">
            <text:p>224845</text:p>
          </table:table-cell>
          <table:table-cell office:value-type="float" office:value="1204" calcext:value-type="float">
            <text:p>1204</text:p>
          </table:table-cell>
          <table:table-cell office:value-type="float" office:value="24069" calcext:value-type="float">
            <text:p>24069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mpx3</text:p>
          </table:table-cell>
          <table:table-cell office:value-type="string" calcext:value-type="string">
            <text:p>Background</text:p>
          </table:table-cell>
          <table:table-cell office:value-type="float" office:value="0.994933404133" calcext:value-type="float">
            <text:p>0.9949334041</text:p>
          </table:table-cell>
          <table:table-cell office:value-type="float" office:value="0.989917890241" calcext:value-type="float">
            <text:p>0.9899178902</text:p>
          </table:table-cell>
          <table:table-cell office:value-type="float" office:value="0.97258518587" calcext:value-type="float">
            <text:p>0.9725851859</text:p>
          </table:table-cell>
          <table:table-cell office:value-type="float" office:value="0.990824093281" calcext:value-type="float">
            <text:p>0.9908240933</text:p>
          </table:table-cell>
          <table:table-cell office:value-type="float" office:value="0.981847738591" calcext:value-type="float">
            <text:p>0.9818477386</text:p>
          </table:table-cell>
          <table:table-cell office:value-type="float" office:value="-4.25569342905" calcext:value-type="float">
            <text:p>-4.2556934291</text:p>
          </table:table-cell>
          <table:table-cell office:value-type="float" office:value="0.947245146447" calcext:value-type="float">
            <text:p>0.9472451464</text:p>
          </table:table-cell>
          <table:table-cell office:value-type="float" office:value="0.999738926501" calcext:value-type="float">
            <text:p>0.9997389265</text:p>
          </table:table-cell>
          <table:table-cell office:value-type="float" office:value="0.000575374880066027" calcext:value-type="float">
            <text:p>0.0005753749</text:p>
          </table:table-cell>
          <table:table-cell office:value-type="float" office:value="0.0180582093092" calcext:value-type="float">
            <text:p>0.0180582093</text:p>
          </table:table-cell>
          <table:table-cell office:value-type="float" office:value="0.00509239698459" calcext:value-type="float">
            <text:p>0.005092397</text:p>
          </table:table-cell>
          <table:table-cell office:value-type="float" office:value="0.99519322271" calcext:value-type="float">
            <text:p>0.9951932227</text:p>
          </table:table-cell>
          <table:table-cell office:value-type="float" office:value="0.94997714903" calcext:value-type="float">
            <text:p>0.949977149</text:p>
          </table:table-cell>
          <table:table-cell office:value-type="float" office:value="0.994673721184" calcext:value-type="float">
            <text:p>0.9946737212</text:p>
          </table:table-cell>
          <table:table-cell office:value-type="float" office:value="0.994933404133" calcext:value-type="float">
            <text:p>0.9949334041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500228509701" calcext:value-type="float">
            <text:p>0.050022851</text:p>
          </table:table-cell>
          <table:table-cell office:value-type="float" office:value="224845" calcext:value-type="float">
            <text:p>224845</text:p>
          </table:table-cell>
          <table:table-cell office:value-type="float" office:value="1204" calcext:value-type="float">
            <text:p>1204</text:p>
          </table:table-cell>
          <table:table-cell office:value-type="float" office:value="22865" calcext:value-type="float">
            <text:p>22865</text:p>
          </table:table-cell>
          <table:table-cell office:value-type="float" office:value="1086" calcext:value-type="float">
            <text:p>1086</text:p>
          </table:table-cell>
          <table:table-cell office:value-type="float" office:value="225931" calcext:value-type="float">
            <text:p>225931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951295250401" calcext:value-type="float">
            <text:p>0.9512952504</text:p>
          </table:table-cell>
          <table:table-cell office:value-type="float" office:value="0.907114467409" calcext:value-type="float">
            <text:p>0.9071144674</text:p>
          </table:table-cell>
          <table:table-cell office:value-type="float" office:value="0.972350109988" calcext:value-type="float">
            <text:p>0.97235011</text:p>
          </table:table-cell>
          <table:table-cell office:value-type="float" office:value="0.990634644376" calcext:value-type="float">
            <text:p>0.9906346444</text:p>
          </table:table-cell>
          <table:table-cell office:value-type="float" office:value="0.981478696123" calcext:value-type="float">
            <text:p>0.9814786961</text:p>
          </table:table-cell>
          <table:table-cell office:value-type="float" office:value="-4.01678373013" calcext:value-type="float">
            <text:p>-4.0167837301</text:p>
          </table:table-cell>
          <table:table-cell office:value-type="float" office:value="0.946125300566" calcext:value-type="float">
            <text:p>0.9461253006</text:p>
          </table:table-cell>
          <table:table-cell office:value-type="float" office:value="0.998311902132" calcext:value-type="float">
            <text:p>0.9983119021</text:p>
          </table:table-cell>
          <table:table-cell office:value-type="float" office:value="0.0110427883722332" calcext:value-type="float">
            <text:p>0.0110427884</text:p>
          </table:table-cell>
          <table:table-cell office:value-type="float" office:value="0.0184301876256" calcext:value-type="float">
            <text:p>0.0184301876</text:p>
          </table:table-cell>
          <table:table-cell office:value-type="float" office:value="0.0511983525391" calcext:value-type="float">
            <text:p>0.0511983525</text:p>
          </table:table-cell>
          <table:table-cell office:value-type="float" office:value="0.94969207723" calcext:value-type="float">
            <text:p>0.9496920772</text:p>
          </table:table-cell>
          <table:table-cell office:value-type="float" office:value="0.995008142746" calcext:value-type="float">
            <text:p>0.9950081427</text:p>
          </table:table-cell>
          <table:table-cell office:value-type="float" office:value="0.952903845351" calcext:value-type="float">
            <text:p>0.9529038454</text:p>
          </table:table-cell>
          <table:table-cell office:value-type="float" office:value="0.951295250401" calcext:value-type="float">
            <text:p>0.9512952504</text:p>
          </table:table-cell>
          <table:table-cell office:value-type="float" office:value="0.990652" calcext:value-type="float">
            <text:p>0.990652</text:p>
          </table:table-cell>
          <table:table-cell office:value-type="float" office:value="0.00499185725412" calcext:value-type="float">
            <text:p>0.0049918573</text:p>
          </table:table-cell>
          <table:table-cell office:value-type="float" office:value="22823" calcext:value-type="float">
            <text:p>22823</text:p>
          </table:table-cell>
          <table:table-cell office:value-type="float" office:value="1128" calcext:value-type="float">
            <text:p>1128</text:p>
          </table:table-cell>
          <table:table-cell office:value-type="float" office:value="224840" calcext:value-type="float">
            <text:p>224840</text:p>
          </table:table-cell>
          <table:table-cell office:value-type="float" office:value="1209" calcext:value-type="float">
            <text:p>1209</text:p>
          </table:table-cell>
          <table:table-cell office:value-type="float" office:value="24032" calcext:value-type="float">
            <text:p>24032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mpx4</text:p>
          </table:table-cell>
          <table:table-cell office:value-type="string" calcext:value-type="string">
            <text:p>Background</text:p>
          </table:table-cell>
          <table:table-cell office:value-type="float" office:value="0.994829840471" calcext:value-type="float">
            <text:p>0.9948298405</text:p>
          </table:table-cell>
          <table:table-cell office:value-type="float" office:value="0.98971286706" calcext:value-type="float">
            <text:p>0.9897128671</text:p>
          </table:table-cell>
          <table:table-cell office:value-type="float" office:value="0.972350109988" calcext:value-type="float">
            <text:p>0.97235011</text:p>
          </table:table-cell>
          <table:table-cell office:value-type="float" office:value="0.990634644376" calcext:value-type="float">
            <text:p>0.9906346444</text:p>
          </table:table-cell>
          <table:table-cell office:value-type="float" office:value="0.981478696123" calcext:value-type="float">
            <text:p>0.9814786961</text:p>
          </table:table-cell>
          <table:table-cell office:value-type="float" office:value="-4.01678373013" calcext:value-type="float">
            <text:p>-4.0167837301</text:p>
          </table:table-cell>
          <table:table-cell office:value-type="float" office:value="0.946125300566" calcext:value-type="float">
            <text:p>0.9461253006</text:p>
          </table:table-cell>
          <table:table-cell office:value-type="float" office:value="0.9998208032" calcext:value-type="float">
            <text:p>0.9998208032</text:p>
          </table:table-cell>
          <table:table-cell office:value-type="float" office:value="0.000519487360635897" calcext:value-type="float">
            <text:p>0.0005194874</text:p>
          </table:table-cell>
          <table:table-cell office:value-type="float" office:value="0.0184301876256" calcext:value-type="float">
            <text:p>0.0184301876</text:p>
          </table:table-cell>
          <table:table-cell office:value-type="float" office:value="0.0051970289984" calcext:value-type="float">
            <text:p>0.005197029</text:p>
          </table:table-cell>
          <table:table-cell office:value-type="float" office:value="0.995008142746" calcext:value-type="float">
            <text:p>0.9950081427</text:p>
          </table:table-cell>
          <table:table-cell office:value-type="float" office:value="0.94969207723" calcext:value-type="float">
            <text:p>0.9496920772</text:p>
          </table:table-cell>
          <table:table-cell office:value-type="float" office:value="0.994651602086" calcext:value-type="float">
            <text:p>0.9946516021</text:p>
          </table:table-cell>
          <table:table-cell office:value-type="float" office:value="0.994829840471" calcext:value-type="float">
            <text:p>0.9948298405</text:p>
          </table:table-cell>
          <table:table-cell office:value-type="float" office:value="0.990652" calcext:value-type="float">
            <text:p>0.990652</text:p>
          </table:table-cell>
          <table:table-cell office:value-type="float" office:value="0.0503079227696" calcext:value-type="float">
            <text:p>0.0503079228</text:p>
          </table:table-cell>
          <table:table-cell office:value-type="float" office:value="224840" calcext:value-type="float">
            <text:p>224840</text:p>
          </table:table-cell>
          <table:table-cell office:value-type="float" office:value="1209" calcext:value-type="float">
            <text:p>1209</text:p>
          </table:table-cell>
          <table:table-cell office:value-type="float" office:value="22823" calcext:value-type="float">
            <text:p>22823</text:p>
          </table:table-cell>
          <table:table-cell office:value-type="float" office:value="1128" calcext:value-type="float">
            <text:p>1128</text:p>
          </table:table-cell>
          <table:table-cell office:value-type="float" office:value="225968" calcext:value-type="float">
            <text:p>225968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925355697417" calcext:value-type="float">
            <text:p>0.9253556974</text:p>
          </table:table-cell>
          <table:table-cell office:value-type="float" office:value="0.861080913185" calcext:value-type="float">
            <text:p>0.8610809132</text:p>
          </table:table-cell>
          <table:table-cell office:value-type="float" office:value="0.958446906834" calcext:value-type="float">
            <text:p>0.9584469068</text:p>
          </table:table-cell>
          <table:table-cell office:value-type="float" office:value="0.985659151694" calcext:value-type="float">
            <text:p>0.9856591517</text:p>
          </table:table-cell>
          <table:table-cell office:value-type="float" office:value="0.97178555383" calcext:value-type="float">
            <text:p>0.9717855538</text:p>
          </table:table-cell>
          <table:table-cell office:value-type="float" office:value="-6.04085943773" calcext:value-type="float">
            <text:p>-6.0408594377</text:p>
          </table:table-cell>
          <table:table-cell office:value-type="float" office:value="0.917441240515" calcext:value-type="float">
            <text:p>0.9174412405</text:p>
          </table:table-cell>
          <table:table-cell office:value-type="float" office:value="0.999332415405" calcext:value-type="float">
            <text:p>0.9993324154</text:p>
          </table:table-cell>
          <table:table-cell office:value-type="float" office:value="0.00606407828462488" calcext:value-type="float">
            <text:p>0.0060640783</text:p>
          </table:table-cell>
          <table:table-cell office:value-type="float" office:value="0.0280249774361" calcext:value-type="float">
            <text:p>0.0280249774</text:p>
          </table:table-cell>
          <table:table-cell office:value-type="float" office:value="0.0806655243935" calcext:value-type="float">
            <text:p>0.0806655244</text:p>
          </table:table-cell>
          <table:table-cell office:value-type="float" office:value="0.924738356336" calcext:value-type="float">
            <text:p>0.9247383563</text:p>
          </table:table-cell>
          <table:table-cell office:value-type="float" office:value="0.992155457333" calcext:value-type="float">
            <text:p>0.9921554573</text:p>
          </table:table-cell>
          <table:table-cell office:value-type="float" office:value="0.925973863304" calcext:value-type="float">
            <text:p>0.9259738633</text:p>
          </table:table-cell>
          <table:table-cell office:value-type="float" office:value="0.925355697417" calcext:value-type="float">
            <text:p>0.9253556974</text:p>
          </table:table-cell>
          <table:table-cell office:value-type="float" office:value="0.985688" calcext:value-type="float">
            <text:p>0.985688</text:p>
          </table:table-cell>
          <table:table-cell office:value-type="float" office:value="0.00784454266714" calcext:value-type="float">
            <text:p>0.0078445427</text:p>
          </table:table-cell>
          <table:table-cell office:value-type="float" office:value="22178" calcext:value-type="float">
            <text:p>22178</text:p>
          </table:table-cell>
          <table:table-cell office:value-type="float" office:value="1773" calcext:value-type="float">
            <text:p>1773</text:p>
          </table:table-cell>
          <table:table-cell office:value-type="float" office:value="224244" calcext:value-type="float">
            <text:p>224244</text:p>
          </table:table-cell>
          <table:table-cell office:value-type="float" office:value="1805" calcext:value-type="float">
            <text:p>1805</text:p>
          </table:table-cell>
          <table:table-cell office:value-type="float" office:value="23983" calcext:value-type="float">
            <text:p>23983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mpx5</text:p>
          </table:table-cell>
          <table:table-cell office:value-type="string" calcext:value-type="string">
            <text:p>Background</text:p>
          </table:table-cell>
          <table:table-cell office:value-type="float" office:value="0.992085226493" calcext:value-type="float">
            <text:p>0.9920852265</text:p>
          </table:table-cell>
          <table:table-cell office:value-type="float" office:value="0.984294756433" calcext:value-type="float">
            <text:p>0.9842947564</text:p>
          </table:table-cell>
          <table:table-cell office:value-type="float" office:value="0.958446906834" calcext:value-type="float">
            <text:p>0.9584469068</text:p>
          </table:table-cell>
          <table:table-cell office:value-type="float" office:value="0.985659151694" calcext:value-type="float">
            <text:p>0.9856591517</text:p>
          </table:table-cell>
          <table:table-cell office:value-type="float" office:value="0.97178555383" calcext:value-type="float">
            <text:p>0.9717855538</text:p>
          </table:table-cell>
          <table:table-cell office:value-type="float" office:value="-6.04085943773" calcext:value-type="float">
            <text:p>-6.0408594377</text:p>
          </table:table-cell>
          <table:table-cell office:value-type="float" office:value="0.917441240515" calcext:value-type="float">
            <text:p>0.9174412405</text:p>
          </table:table-cell>
          <table:table-cell office:value-type="float" office:value="0.999929213876" calcext:value-type="float">
            <text:p>0.9999292139</text:p>
          </table:table-cell>
          <table:table-cell office:value-type="float" office:value="0.000280146253181555" calcext:value-type="float">
            <text:p>0.0002801463</text:p>
          </table:table-cell>
          <table:table-cell office:value-type="float" office:value="0.0280249774361" calcext:value-type="float">
            <text:p>0.0280249774</text:p>
          </table:table-cell>
          <table:table-cell office:value-type="float" office:value="0.00797791691194" calcext:value-type="float">
            <text:p>0.0079779169</text:p>
          </table:table-cell>
          <table:table-cell office:value-type="float" office:value="0.992155457333" calcext:value-type="float">
            <text:p>0.9921554573</text:p>
          </table:table-cell>
          <table:table-cell office:value-type="float" office:value="0.924738356336" calcext:value-type="float">
            <text:p>0.9247383563</text:p>
          </table:table-cell>
          <table:table-cell office:value-type="float" office:value="0.992015005596" calcext:value-type="float">
            <text:p>0.9920150056</text:p>
          </table:table-cell>
          <table:table-cell office:value-type="float" office:value="0.992085226493" calcext:value-type="float">
            <text:p>0.9920852265</text:p>
          </table:table-cell>
          <table:table-cell office:value-type="float" office:value="0.985688" calcext:value-type="float">
            <text:p>0.985688</text:p>
          </table:table-cell>
          <table:table-cell office:value-type="float" office:value="0.0752616436643" calcext:value-type="float">
            <text:p>0.0752616437</text:p>
          </table:table-cell>
          <table:table-cell office:value-type="float" office:value="224244" calcext:value-type="float">
            <text:p>224244</text:p>
          </table:table-cell>
          <table:table-cell office:value-type="float" office:value="1805" calcext:value-type="float">
            <text:p>1805</text:p>
          </table:table-cell>
          <table:table-cell office:value-type="float" office:value="22178" calcext:value-type="float">
            <text:p>22178</text:p>
          </table:table-cell>
          <table:table-cell office:value-type="float" office:value="1773" calcext:value-type="float">
            <text:p>1773</text:p>
          </table:table-cell>
          <table:table-cell office:value-type="float" office:value="226017" calcext:value-type="float">
            <text:p>226017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879600540934" calcext:value-type="float">
            <text:p>0.8796005409</text:p>
          </table:table-cell>
          <table:table-cell office:value-type="float" office:value="0.785077620144" calcext:value-type="float">
            <text:p>0.7850776201</text:p>
          </table:table-cell>
          <table:table-cell office:value-type="float" office:value="0.932089463912" calcext:value-type="float">
            <text:p>0.9320894639</text:p>
          </table:table-cell>
          <table:table-cell office:value-type="float" office:value="0.976815182036" calcext:value-type="float">
            <text:p>0.976815182</text:p>
          </table:table-cell>
          <table:table-cell office:value-type="float" office:value="0.95477547891" calcext:value-type="float">
            <text:p>0.9547754789</text:p>
          </table:table-cell>
          <table:table-cell office:value-type="float" office:value="-13.2914883592" calcext:value-type="float">
            <text:p>-13.2914883592</text:p>
          </table:table-cell>
          <table:table-cell office:value-type="float" office:value="0.866796099502" calcext:value-type="float">
            <text:p>0.8667960995</text:p>
          </table:table-cell>
          <table:table-cell office:value-type="float" office:value="0.996608758972" calcext:value-type="float">
            <text:p>0.996608759</text:p>
          </table:table-cell>
          <table:table-cell office:value-type="float" office:value="0.00857402805467684" calcext:value-type="float">
            <text:p>0.0085740281</text:p>
          </table:table-cell>
          <table:table-cell office:value-type="float" office:value="0.0446878458309" calcext:value-type="float">
            <text:p>0.0446878458</text:p>
          </table:table-cell>
          <table:table-cell office:value-type="float" office:value="0.136879701027" calcext:value-type="float">
            <text:p>0.136879701</text:p>
          </table:table-cell>
          <table:table-cell office:value-type="float" office:value="0.876627685162" calcext:value-type="float">
            <text:p>0.8766276852</text:p>
          </table:table-cell>
          <table:table-cell office:value-type="float" office:value="0.987551242662" calcext:value-type="float">
            <text:p>0.9875512427</text:p>
          </table:table-cell>
          <table:table-cell office:value-type="float" office:value="0.882593628659" calcext:value-type="float">
            <text:p>0.8825936287</text:p>
          </table:table-cell>
          <table:table-cell office:value-type="float" office:value="0.879600540934" calcext:value-type="float">
            <text:p>0.8796005409</text:p>
          </table:table-cell>
          <table:table-cell office:value-type="float" office:value="0.976852" calcext:value-type="float">
            <text:p>0.976852</text:p>
          </table:table-cell>
          <table:table-cell office:value-type="float" office:value="0.0124487573378" calcext:value-type="float">
            <text:p>0.0124487573</text:p>
          </table:table-cell>
          <table:table-cell office:value-type="float" office:value="21139" calcext:value-type="float">
            <text:p>21139</text:p>
          </table:table-cell>
          <table:table-cell office:value-type="float" office:value="2812" calcext:value-type="float">
            <text:p>2812</text:p>
          </table:table-cell>
          <table:table-cell office:value-type="float" office:value="223074" calcext:value-type="float">
            <text:p>223074</text:p>
          </table:table-cell>
          <table:table-cell office:value-type="float" office:value="2975" calcext:value-type="float">
            <text:p>2975</text:p>
          </table:table-cell>
          <table:table-cell office:value-type="float" office:value="24114" calcext:value-type="float">
            <text:p>24114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mpx10</text:p>
          </table:table-cell>
          <table:table-cell office:value-type="string" calcext:value-type="string">
            <text:p>Background</text:p>
          </table:table-cell>
          <table:table-cell office:value-type="float" office:value="0.987195061237" calcext:value-type="float">
            <text:p>0.9871950612</text:p>
          </table:table-cell>
          <table:table-cell office:value-type="float" office:value="0.974713909316" calcext:value-type="float">
            <text:p>0.9747139093</text:p>
          </table:table-cell>
          <table:table-cell office:value-type="float" office:value="0.932089463912" calcext:value-type="float">
            <text:p>0.9320894639</text:p>
          </table:table-cell>
          <table:table-cell office:value-type="float" office:value="0.976815182036" calcext:value-type="float">
            <text:p>0.976815182</text:p>
          </table:table-cell>
          <table:table-cell office:value-type="float" office:value="0.95477547891" calcext:value-type="float">
            <text:p>0.9547754789</text:p>
          </table:table-cell>
          <table:table-cell office:value-type="float" office:value="-13.2914883592" calcext:value-type="float">
            <text:p>-13.2914883592</text:p>
          </table:table-cell>
          <table:table-cell office:value-type="float" office:value="0.866796099502" calcext:value-type="float">
            <text:p>0.8667960995</text:p>
          </table:table-cell>
          <table:table-cell office:value-type="float" office:value="0.999639328665" calcext:value-type="float">
            <text:p>0.9996393287</text:p>
          </table:table-cell>
          <table:table-cell office:value-type="float" office:value="0.000359058781523903" calcext:value-type="float">
            <text:p>0.0003590588</text:p>
          </table:table-cell>
          <table:table-cell office:value-type="float" office:value="0.0446878458309" calcext:value-type="float">
            <text:p>0.0446878458</text:p>
          </table:table-cell>
          <table:table-cell office:value-type="float" office:value="0.0129710320342" calcext:value-type="float">
            <text:p>0.012971032</text:p>
          </table:table-cell>
          <table:table-cell office:value-type="float" office:value="0.987551242662" calcext:value-type="float">
            <text:p>0.9875512427</text:p>
          </table:table-cell>
          <table:table-cell office:value-type="float" office:value="0.876627685162" calcext:value-type="float">
            <text:p>0.8766276852</text:p>
          </table:table-cell>
          <table:table-cell office:value-type="float" office:value="0.986839136647" calcext:value-type="float">
            <text:p>0.9868391366</text:p>
          </table:table-cell>
          <table:table-cell office:value-type="float" office:value="0.987195061237" calcext:value-type="float">
            <text:p>0.9871950612</text:p>
          </table:table-cell>
          <table:table-cell office:value-type="float" office:value="0.976852" calcext:value-type="float">
            <text:p>0.976852</text:p>
          </table:table-cell>
          <table:table-cell office:value-type="float" office:value="0.123372314838" calcext:value-type="float">
            <text:p>0.1233723148</text:p>
          </table:table-cell>
          <table:table-cell office:value-type="float" office:value="223074" calcext:value-type="float">
            <text:p>223074</text:p>
          </table:table-cell>
          <table:table-cell office:value-type="float" office:value="2975" calcext:value-type="float">
            <text:p>2975</text:p>
          </table:table-cell>
          <table:table-cell office:value-type="float" office:value="21139" calcext:value-type="float">
            <text:p>21139</text:p>
          </table:table-cell>
          <table:table-cell office:value-type="float" office:value="2812" calcext:value-type="float">
            <text:p>2812</text:p>
          </table:table-cell>
          <table:table-cell office:value-type="float" office:value="225886" calcext:value-type="float">
            <text:p>225886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774276848747" calcext:value-type="float">
            <text:p>0.7742768487</text:p>
          </table:table-cell>
          <table:table-cell office:value-type="float" office:value="0.63168982976" calcext:value-type="float">
            <text:p>0.6316898298</text:p>
          </table:table-cell>
          <table:table-cell office:value-type="float" office:value="0.87433325136" calcext:value-type="float">
            <text:p>0.8743332514</text:p>
          </table:table-cell>
          <table:table-cell office:value-type="float" office:value="0.956568569832" calcext:value-type="float">
            <text:p>0.9565685698</text:p>
          </table:table-cell>
          <table:table-cell office:value-type="float" office:value="1.05448665689" calcext:value-type="float">
            <text:p>1.0544866569</text:p>
          </table:table-cell>
          <table:table-cell office:value-type="float" office:value="16.7464035203" calcext:value-type="float">
            <text:p>16.7464035203</text:p>
          </table:table-cell>
          <table:table-cell office:value-type="float" office:value="0.75029662631" calcext:value-type="float">
            <text:p>0.7502966263</text:p>
          </table:table-cell>
          <table:table-cell office:value-type="float" office:value="0.997563464462" calcext:value-type="float">
            <text:p>0.9975634645</text:p>
          </table:table-cell>
          <table:table-cell office:value-type="float" office:value="0.0063485223271821" calcext:value-type="float">
            <text:p>0.0063485223</text:p>
          </table:table-cell>
          <table:table-cell office:value-type="float" office:value="0.00517588571362" calcext:value-type="float">
            <text:p>0.0051758857</text:p>
          </table:table-cell>
          <table:table-cell office:value-type="float" office:value="0.291527703066" calcext:value-type="float">
            <text:p>0.2915277031</text:p>
          </table:table-cell>
          <table:table-cell office:value-type="float" office:value="0.77239488117" calcext:value-type="float">
            <text:p>0.7723948812</text:p>
          </table:table-cell>
          <table:table-cell office:value-type="float" office:value="0.97627162155" calcext:value-type="float">
            <text:p>0.9762716216</text:p>
          </table:table-cell>
          <table:table-cell office:value-type="float" office:value="0.776168009686" calcext:value-type="float">
            <text:p>0.7761680097</text:p>
          </table:table-cell>
          <table:table-cell office:value-type="float" office:value="0.774276848747" calcext:value-type="float">
            <text:p>0.7742768487</text:p>
          </table:table-cell>
          <table:table-cell office:value-type="float" office:value="0.956644" calcext:value-type="float">
            <text:p>0.956644</text:p>
          </table:table-cell>
          <table:table-cell office:value-type="float" office:value="0.0237283784502" calcext:value-type="float">
            <text:p>0.0237283785</text:p>
          </table:table-cell>
          <table:table-cell office:value-type="float" office:value="18590" calcext:value-type="float">
            <text:p>18590</text:p>
          </table:table-cell>
          <table:table-cell office:value-type="float" office:value="5361" calcext:value-type="float">
            <text:p>5361</text:p>
          </table:table-cell>
          <table:table-cell office:value-type="float" office:value="220571" calcext:value-type="float">
            <text:p>220571</text:p>
          </table:table-cell>
          <table:table-cell office:value-type="float" office:value="5478" calcext:value-type="float">
            <text:p>5478</text:p>
          </table:table-cell>
          <table:table-cell office:value-type="float" office:value="24068" calcext:value-type="float">
            <text:p>24068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mpx20</text:p>
          </table:table-cell>
          <table:table-cell office:value-type="string" calcext:value-type="string">
            <text:p>Background</text:p>
          </table:table-cell>
          <table:table-cell office:value-type="float" office:value="0.976018903449" calcext:value-type="float">
            <text:p>0.9760189034</text:p>
          </table:table-cell>
          <table:table-cell office:value-type="float" office:value="0.953161056134" calcext:value-type="float">
            <text:p>0.9531610561</text:p>
          </table:table-cell>
          <table:table-cell office:value-type="float" office:value="0.87433325136" calcext:value-type="float">
            <text:p>0.8743332514</text:p>
          </table:table-cell>
          <table:table-cell office:value-type="float" office:value="0.956568569832" calcext:value-type="float">
            <text:p>0.9565685698</text:p>
          </table:table-cell>
          <table:table-cell office:value-type="float" office:value="1.05448665689" calcext:value-type="float">
            <text:p>1.0544866569</text:p>
          </table:table-cell>
          <table:table-cell office:value-type="float" office:value="16.7464035203" calcext:value-type="float">
            <text:p>16.7464035203</text:p>
          </table:table-cell>
          <table:table-cell office:value-type="float" office:value="0.75029662631" calcext:value-type="float">
            <text:p>0.7502966263</text:p>
          </table:table-cell>
          <table:table-cell office:value-type="float" office:value="0.999741139561" calcext:value-type="float">
            <text:p>0.9997411396</text:p>
          </table:table-cell>
          <table:table-cell office:value-type="float" office:value="0.000204226758791761" calcext:value-type="float">
            <text:p>0.0002042268</text:p>
          </table:table-cell>
          <table:table-cell office:value-type="float" office:value="0.00517588571362" calcext:value-type="float">
            <text:p>0.0051758857</text:p>
          </table:table-cell>
          <table:table-cell office:value-type="float" office:value="0.024570319761" calcext:value-type="float">
            <text:p>0.0245703198</text:p>
          </table:table-cell>
          <table:table-cell office:value-type="float" office:value="0.97627162155" calcext:value-type="float">
            <text:p>0.9762716216</text:p>
          </table:table-cell>
          <table:table-cell office:value-type="float" office:value="0.77239488117" calcext:value-type="float">
            <text:p>0.7723948812</text:p>
          </table:table-cell>
          <table:table-cell office:value-type="float" office:value="0.975766316153" calcext:value-type="float">
            <text:p>0.9757663162</text:p>
          </table:table-cell>
          <table:table-cell office:value-type="float" office:value="0.976018903449" calcext:value-type="float">
            <text:p>0.9760189034</text:p>
          </table:table-cell>
          <table:table-cell office:value-type="float" office:value="0.956644" calcext:value-type="float">
            <text:p>0.956644</text:p>
          </table:table-cell>
          <table:table-cell office:value-type="float" office:value="0.22760511883" calcext:value-type="float">
            <text:p>0.2276051188</text:p>
          </table:table-cell>
          <table:table-cell office:value-type="float" office:value="220571" calcext:value-type="float">
            <text:p>220571</text:p>
          </table:table-cell>
          <table:table-cell office:value-type="float" office:value="5478" calcext:value-type="float">
            <text:p>5478</text:p>
          </table:table-cell>
          <table:table-cell office:value-type="float" office:value="18590" calcext:value-type="float">
            <text:p>18590</text:p>
          </table:table-cell>
          <table:table-cell office:value-type="float" office:value="5361" calcext:value-type="float">
            <text:p>5361</text:p>
          </table:table-cell>
          <table:table-cell office:value-type="float" office:value="225932" calcext:value-type="float">
            <text:p>225932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694375611686" calcext:value-type="float">
            <text:p>0.6943756117</text:p>
          </table:table-cell>
          <table:table-cell office:value-type="float" office:value="0.531834130781" calcext:value-type="float">
            <text:p>0.5318341308</text:p>
          </table:table-cell>
          <table:table-cell office:value-type="float" office:value="0.83020831969" calcext:value-type="float">
            <text:p>0.8302083197</text:p>
          </table:table-cell>
          <table:table-cell office:value-type="float" office:value="0.941190622615" calcext:value-type="float">
            <text:p>0.9411906226</text:p>
          </table:table-cell>
          <table:table-cell office:value-type="float" office:value="1.02691631967" calcext:value-type="float">
            <text:p>1.0269163197</text:p>
          </table:table-cell>
          <table:table-cell office:value-type="float" office:value="8.83697018837" calcext:value-type="float">
            <text:p>8.8369701884</text:p>
          </table:table-cell>
          <table:table-cell office:value-type="float" office:value="0.661903844137" calcext:value-type="float">
            <text:p>0.6619038441</text:p>
          </table:table-cell>
          <table:table-cell office:value-type="float" office:value="0.997480373987" calcext:value-type="float">
            <text:p>0.997480374</text:p>
          </table:table-cell>
          <table:table-cell office:value-type="float" office:value="0.00611419238843863" calcext:value-type="float">
            <text:p>0.0061141924</text:p>
          </table:table-cell>
          <table:table-cell office:value-type="float" office:value="0.0313399364949" calcext:value-type="float">
            <text:p>0.0313399365</text:p>
          </table:table-cell>
          <table:table-cell office:value-type="float" office:value="0.440142745757" calcext:value-type="float">
            <text:p>0.4401427458</text:p>
          </table:table-cell>
          <table:table-cell office:value-type="float" office:value="0.692630442007" calcext:value-type="float">
            <text:p>0.692630442</text:p>
          </table:table-cell>
          <table:table-cell office:value-type="float" office:value="0.967786197373" calcext:value-type="float">
            <text:p>0.9677861974</text:p>
          </table:table-cell>
          <table:table-cell office:value-type="float" office:value="0.696129597929" calcext:value-type="float">
            <text:p>0.6961295979</text:p>
          </table:table-cell>
          <table:table-cell office:value-type="float" office:value="0.694375611686" calcext:value-type="float">
            <text:p>0.6943756117</text:p>
          </table:table-cell>
          <table:table-cell office:value-type="float" office:value="0.941292" calcext:value-type="float">
            <text:p>0.941292</text:p>
          </table:table-cell>
          <table:table-cell office:value-type="float" office:value="0.0322138026274" calcext:value-type="float">
            <text:p>0.0322138026</text:p>
          </table:table-cell>
          <table:table-cell office:value-type="float" office:value="16673" calcext:value-type="float">
            <text:p>16673</text:p>
          </table:table-cell>
          <table:table-cell office:value-type="float" office:value="7278" calcext:value-type="float">
            <text:p>7278</text:p>
          </table:table-cell>
          <table:table-cell office:value-type="float" office:value="218650" calcext:value-type="float">
            <text:p>218650</text:p>
          </table:table-cell>
          <table:table-cell office:value-type="float" office:value="7399" calcext:value-type="float">
            <text:p>7399</text:p>
          </table:table-cell>
          <table:table-cell office:value-type="float" office:value="24072" calcext:value-type="float">
            <text:p>24072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dmpx30</text:p>
          </table:table-cell>
          <table:table-cell office:value-type="string" calcext:value-type="string">
            <text:p>Background</text:p>
          </table:table-cell>
          <table:table-cell office:value-type="float" office:value="0.96752710868" calcext:value-type="float">
            <text:p>0.9675271087</text:p>
          </table:table-cell>
          <table:table-cell office:value-type="float" office:value="0.937096864058" calcext:value-type="float">
            <text:p>0.9370968641</text:p>
          </table:table-cell>
          <table:table-cell office:value-type="float" office:value="0.83020831969" calcext:value-type="float">
            <text:p>0.8302083197</text:p>
          </table:table-cell>
          <table:table-cell office:value-type="float" office:value="0.941190622615" calcext:value-type="float">
            <text:p>0.9411906226</text:p>
          </table:table-cell>
          <table:table-cell office:value-type="float" office:value="1.02691631967" calcext:value-type="float">
            <text:p>1.0269163197</text:p>
          </table:table-cell>
          <table:table-cell office:value-type="float" office:value="8.83697018837" calcext:value-type="float">
            <text:p>8.8369701884</text:p>
          </table:table-cell>
          <table:table-cell office:value-type="float" office:value="0.661903844137" calcext:value-type="float">
            <text:p>0.6619038441</text:p>
          </table:table-cell>
          <table:table-cell office:value-type="float" office:value="0.999732287262" calcext:value-type="float">
            <text:p>0.9997322873</text:p>
          </table:table-cell>
          <table:table-cell office:value-type="float" office:value="0.000190137384900522" calcext:value-type="float">
            <text:p>0.0001901374</text:p>
          </table:table-cell>
          <table:table-cell office:value-type="float" office:value="0.0313399364949" calcext:value-type="float">
            <text:p>0.0313399365</text:p>
          </table:table-cell>
          <table:table-cell office:value-type="float" office:value="0.0335627715527" calcext:value-type="float">
            <text:p>0.0335627716</text:p>
          </table:table-cell>
          <table:table-cell office:value-type="float" office:value="0.967786197373" calcext:value-type="float">
            <text:p>0.9677861974</text:p>
          </table:table-cell>
          <table:table-cell office:value-type="float" office:value="0.692630442007" calcext:value-type="float">
            <text:p>0.692630442</text:p>
          </table:table-cell>
          <table:table-cell office:value-type="float" office:value="0.967268158674" calcext:value-type="float">
            <text:p>0.9672681587</text:p>
          </table:table-cell>
          <table:table-cell office:value-type="float" office:value="0.96752710868" calcext:value-type="float">
            <text:p>0.9675271087</text:p>
          </table:table-cell>
          <table:table-cell office:value-type="float" office:value="0.941292" calcext:value-type="float">
            <text:p>0.941292</text:p>
          </table:table-cell>
          <table:table-cell office:value-type="float" office:value="0.307369557993" calcext:value-type="float">
            <text:p>0.307369558</text:p>
          </table:table-cell>
          <table:table-cell office:value-type="float" office:value="218650" calcext:value-type="float">
            <text:p>218650</text:p>
          </table:table-cell>
          <table:table-cell office:value-type="float" office:value="7399" calcext:value-type="float">
            <text:p>7399</text:p>
          </table:table-cell>
          <table:table-cell office:value-type="float" office:value="16673" calcext:value-type="float">
            <text:p>16673</text:p>
          </table:table-cell>
          <table:table-cell office:value-type="float" office:value="7278" calcext:value-type="float">
            <text:p>7278</text:p>
          </table:table-cell>
          <table:table-cell office:value-type="float" office:value="225928" calcext:value-type="float">
            <text:p>225928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811820107343" calcext:value-type="float">
            <text:p>0.8118201073</text:p>
          </table:table-cell>
          <table:table-cell office:value-type="float" office:value="0.6832467982" calcext:value-type="float">
            <text:p>0.6832467982</text:p>
          </table:table-cell>
          <table:table-cell office:value-type="float" office:value="0.890584488789" calcext:value-type="float">
            <text:p>0.8905844888</text:p>
          </table:table-cell>
          <table:table-cell office:value-type="float" office:value="0.963404625966" calcext:value-type="float">
            <text:p>0.963404626</text:p>
          </table:table-cell>
          <table:table-cell office:value-type="float" office:value="0.998307484385" calcext:value-type="float">
            <text:p>0.9983074844</text:p>
          </table:table-cell>
          <table:table-cell office:value-type="float" office:value="0.973398036101" calcext:value-type="float">
            <text:p>0.9733980361</text:p>
          </table:table-cell>
          <table:table-cell office:value-type="float" office:value="0.791547066171" calcext:value-type="float">
            <text:p>0.7915470662</text:p>
          </table:table-cell>
          <table:table-cell office:value-type="float" office:value="0.985050073002" calcext:value-type="float">
            <text:p>0.985050073</text:p>
          </table:table-cell>
          <table:table-cell office:value-type="float" office:value="0.0334960410890891" calcext:value-type="float">
            <text:p>0.0334960411</text:p>
          </table:table-cell>
          <table:table-cell office:value-type="float" office:value="-0.00618716915298" calcext:value-type="float">
            <text:p>-0.0061871692</text:p>
          </table:table-cell>
          <table:table-cell office:value-type="float" office:value="0.231799989868" calcext:value-type="float">
            <text:p>0.2317999899</text:p>
          </table:table-cell>
          <table:table-cell office:value-type="float" office:value="0.799862225464" calcext:value-type="float">
            <text:p>0.7998622255</text:p>
          </table:table-cell>
          <table:table-cell office:value-type="float" office:value="0.981306752115" calcext:value-type="float">
            <text:p>0.9813067521</text:p>
          </table:table-cell>
          <table:table-cell office:value-type="float" office:value="0.824140954449" calcext:value-type="float">
            <text:p>0.8241409544</text:p>
          </table:table-cell>
          <table:table-cell office:value-type="float" office:value="0.811820107343" calcext:value-type="float">
            <text:p>0.8118201073</text:p>
          </table:table-cell>
          <table:table-cell office:value-type="float" office:value="0.963396" calcext:value-type="float">
            <text:p>0.963396</text:p>
          </table:table-cell>
          <table:table-cell office:value-type="float" office:value="0.0186932478852" calcext:value-type="float">
            <text:p>0.0186932479</text:p>
          </table:table-cell>
          <table:table-cell office:value-type="float" office:value="19739" calcext:value-type="float">
            <text:p>19739</text:p>
          </table:table-cell>
          <table:table-cell office:value-type="float" office:value="4212" calcext:value-type="float">
            <text:p>4212</text:p>
          </table:table-cell>
          <table:table-cell office:value-type="float" office:value="221110" calcext:value-type="float">
            <text:p>221110</text:p>
          </table:table-cell>
          <table:table-cell office:value-type="float" office:value="4939" calcext:value-type="float">
            <text:p>4939</text:p>
          </table:table-cell>
          <table:table-cell office:value-type="float" office:value="24678" calcext:value-type="float">
            <text:p>24678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ere30</text:p>
          </table:table-cell>
          <table:table-cell office:value-type="string" calcext:value-type="string">
            <text:p>Background</text:p>
          </table:table-cell>
          <table:table-cell office:value-type="float" office:value="0.979726211919" calcext:value-type="float">
            <text:p>0.9797262119</text:p>
          </table:table-cell>
          <table:table-cell office:value-type="float" office:value="0.960258141848" calcext:value-type="float">
            <text:p>0.9602581418</text:p>
          </table:table-cell>
          <table:table-cell office:value-type="float" office:value="0.890584488789" calcext:value-type="float">
            <text:p>0.8905844888</text:p>
          </table:table-cell>
          <table:table-cell office:value-type="float" office:value="0.963404625966" calcext:value-type="float">
            <text:p>0.963404626</text:p>
          </table:table-cell>
          <table:table-cell office:value-type="float" office:value="0.998307484385" calcext:value-type="float">
            <text:p>0.9983074844</text:p>
          </table:table-cell>
          <table:table-cell office:value-type="float" office:value="0.973398036101" calcext:value-type="float">
            <text:p>0.9733980361</text:p>
          </table:table-cell>
          <table:table-cell office:value-type="float" office:value="0.791547066171" calcext:value-type="float">
            <text:p>0.7915470662</text:p>
          </table:table-cell>
          <table:table-cell office:value-type="float" office:value="0.998389351553" calcext:value-type="float">
            <text:p>0.9983893516</text:p>
          </table:table-cell>
          <table:table-cell office:value-type="float" office:value="0.00109983217666831" calcext:value-type="float">
            <text:p>0.0010998322</text:p>
          </table:table-cell>
          <table:table-cell office:value-type="float" office:value="-0.00618716915298" calcext:value-type="float">
            <text:p>-0.0061871692</text:p>
          </table:table-cell>
          <table:table-cell office:value-type="float" office:value="0.0206933200669" calcext:value-type="float">
            <text:p>0.0206933201</text:p>
          </table:table-cell>
          <table:table-cell office:value-type="float" office:value="0.981306752115" calcext:value-type="float">
            <text:p>0.9813067521</text:p>
          </table:table-cell>
          <table:table-cell office:value-type="float" office:value="0.799862225464" calcext:value-type="float">
            <text:p>0.7998622255</text:p>
          </table:table-cell>
          <table:table-cell office:value-type="float" office:value="0.978150754925" calcext:value-type="float">
            <text:p>0.9781507549</text:p>
          </table:table-cell>
          <table:table-cell office:value-type="float" office:value="0.979726211919" calcext:value-type="float">
            <text:p>0.9797262119</text:p>
          </table:table-cell>
          <table:table-cell office:value-type="float" office:value="0.963396" calcext:value-type="float">
            <text:p>0.963396</text:p>
          </table:table-cell>
          <table:table-cell office:value-type="float" office:value="0.200137774536" calcext:value-type="float">
            <text:p>0.2001377745</text:p>
          </table:table-cell>
          <table:table-cell office:value-type="float" office:value="221110" calcext:value-type="float">
            <text:p>221110</text:p>
          </table:table-cell>
          <table:table-cell office:value-type="float" office:value="4939" calcext:value-type="float">
            <text:p>4939</text:p>
          </table:table-cell>
          <table:table-cell office:value-type="float" office:value="19739" calcext:value-type="float">
            <text:p>19739</text:p>
          </table:table-cell>
          <table:table-cell office:value-type="float" office:value="4212" calcext:value-type="float">
            <text:p>4212</text:p>
          </table:table-cell>
          <table:table-cell office:value-type="float" office:value="225322" calcext:value-type="float">
            <text:p>225322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766209463489" calcext:value-type="float">
            <text:p>0.7662094635</text:p>
          </table:table-cell>
          <table:table-cell office:value-type="float" office:value="0.62102070069" calcext:value-type="float">
            <text:p>0.6210207007</text:p>
          </table:table-cell>
          <table:table-cell office:value-type="float" office:value="0.86565416025" calcext:value-type="float">
            <text:p>0.8656541603</text:p>
          </table:table-cell>
          <table:table-cell office:value-type="float" office:value="0.95453471671" calcext:value-type="float">
            <text:p>0.9545347167</text:p>
          </table:table-cell>
          <table:table-cell office:value-type="float" office:value="1.05062328912" calcext:value-type="float">
            <text:p>1.0506232891</text:p>
          </table:table-cell>
          <table:table-cell office:value-type="float" office:value="-111.086091978" calcext:value-type="float">
            <text:p>-111.086091978</text:p>
          </table:table-cell>
          <table:table-cell office:value-type="float" office:value="0.741022659362" calcext:value-type="float">
            <text:p>0.7410226594</text:p>
          </table:table-cell>
          <table:table-cell office:value-type="float" office:value="0.985050073002" calcext:value-type="float">
            <text:p>0.985050073</text:p>
          </table:table-cell>
          <table:table-cell office:value-type="float" office:value="0.0252245953694034" calcext:value-type="float">
            <text:p>0.0252245954</text:p>
          </table:table-cell>
          <table:table-cell office:value-type="float" office:value="0.00827462572342" calcext:value-type="float">
            <text:p>0.0082746257</text:p>
          </table:table-cell>
          <table:table-cell office:value-type="float" office:value="0.305126140633" calcext:value-type="float">
            <text:p>0.3051261406</text:p>
          </table:table-cell>
          <table:table-cell office:value-type="float" office:value="0.754923413567" calcext:value-type="float">
            <text:p>0.7549234136</text:p>
          </table:table-cell>
          <table:table-cell office:value-type="float" office:value="0.976384906933" calcext:value-type="float">
            <text:p>0.9763849069</text:p>
          </table:table-cell>
          <table:table-cell office:value-type="float" office:value="0.777838086092" calcext:value-type="float">
            <text:p>0.7778380861</text:p>
          </table:table-cell>
          <table:table-cell office:value-type="float" office:value="0.766209463489" calcext:value-type="float">
            <text:p>0.7662094635</text:p>
          </table:table-cell>
          <table:table-cell office:value-type="float" office:value="0.954524" calcext:value-type="float">
            <text:p>0.954524</text:p>
          </table:table-cell>
          <table:table-cell office:value-type="float" office:value="0.0236150930668" calcext:value-type="float">
            <text:p>0.0236150931</text:p>
          </table:table-cell>
          <table:table-cell office:value-type="float" office:value="18630" calcext:value-type="float">
            <text:p>18630</text:p>
          </table:table-cell>
          <table:table-cell office:value-type="float" office:value="5321" calcext:value-type="float">
            <text:p>5321</text:p>
          </table:table-cell>
          <table:table-cell office:value-type="float" office:value="220001" calcext:value-type="float">
            <text:p>220001</text:p>
          </table:table-cell>
          <table:table-cell office:value-type="float" office:value="6048" calcext:value-type="float">
            <text:p>6048</text:p>
          </table:table-cell>
          <table:table-cell office:value-type="float" office:value="24678" calcext:value-type="float">
            <text:p>24678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here40</text:p>
          </table:table-cell>
          <table:table-cell office:value-type="string" calcext:value-type="string">
            <text:p>Background</text:p>
          </table:table-cell>
          <table:table-cell office:value-type="float" office:value="0.9748122941" calcext:value-type="float">
            <text:p>0.9748122941</text:p>
          </table:table-cell>
          <table:table-cell office:value-type="float" office:value="0.950862255262" calcext:value-type="float">
            <text:p>0.9508622553</text:p>
          </table:table-cell>
          <table:table-cell office:value-type="float" office:value="0.86565416025" calcext:value-type="float">
            <text:p>0.8656541603</text:p>
          </table:table-cell>
          <table:table-cell office:value-type="float" office:value="0.95453471671" calcext:value-type="float">
            <text:p>0.9545347167</text:p>
          </table:table-cell>
          <table:table-cell office:value-type="float" office:value="1.05062328912" calcext:value-type="float">
            <text:p>1.0506232891</text:p>
          </table:table-cell>
          <table:table-cell office:value-type="float" office:value="-111.086091978" calcext:value-type="float">
            <text:p>-111.086091978</text:p>
          </table:table-cell>
          <table:table-cell office:value-type="float" office:value="0.741022659362" calcext:value-type="float">
            <text:p>0.7410226594</text:p>
          </table:table-cell>
          <table:table-cell office:value-type="float" office:value="0.998389351553" calcext:value-type="float">
            <text:p>0.9983893516</text:p>
          </table:table-cell>
          <table:table-cell office:value-type="float" office:value="0.000770978763600547" calcext:value-type="float">
            <text:p>0.0007709788</text:p>
          </table:table-cell>
          <table:table-cell office:value-type="float" office:value="0.00827462572342" calcext:value-type="float">
            <text:p>0.0082746257</text:p>
          </table:table-cell>
          <table:table-cell office:value-type="float" office:value="0.0258385189158" calcext:value-type="float">
            <text:p>0.0258385189</text:p>
          </table:table-cell>
          <table:table-cell office:value-type="float" office:value="0.976384906933" calcext:value-type="float">
            <text:p>0.9763849069</text:p>
          </table:table-cell>
          <table:table-cell office:value-type="float" office:value="0.754923413567" calcext:value-type="float">
            <text:p>0.7549234136</text:p>
          </table:table-cell>
          <table:table-cell office:value-type="float" office:value="0.973244738973" calcext:value-type="float">
            <text:p>0.973244739</text:p>
          </table:table-cell>
          <table:table-cell office:value-type="float" office:value="0.9748122941" calcext:value-type="float">
            <text:p>0.9748122941</text:p>
          </table:table-cell>
          <table:table-cell office:value-type="float" office:value="0.954524" calcext:value-type="float">
            <text:p>0.954524</text:p>
          </table:table-cell>
          <table:table-cell office:value-type="float" office:value="0.245076586433" calcext:value-type="float">
            <text:p>0.2450765864</text:p>
          </table:table-cell>
          <table:table-cell office:value-type="float" office:value="220001" calcext:value-type="float">
            <text:p>220001</text:p>
          </table:table-cell>
          <table:table-cell office:value-type="float" office:value="6048" calcext:value-type="float">
            <text:p>6048</text:p>
          </table:table-cell>
          <table:table-cell office:value-type="float" office:value="18630" calcext:value-type="float">
            <text:p>18630</text:p>
          </table:table-cell>
          <table:table-cell office:value-type="float" office:value="5321" calcext:value-type="float">
            <text:p>5321</text:p>
          </table:table-cell>
          <table:table-cell office:value-type="float" office:value="225322" calcext:value-type="float">
            <text:p>225322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303242469899" calcext:value-type="float">
            <text:p>0.3032424699</text:p>
          </table:table-cell>
          <table:table-cell office:value-type="float" office:value="0.178718800134" calcext:value-type="float">
            <text:p>0.1787188001</text:p>
          </table:table-cell>
          <table:table-cell office:value-type="float" office:value="0.589359400067" calcext:value-type="float">
            <text:p>0.5893594001</text:p>
          </table:table-cell>
          <table:table-cell office:value-type="float" office:value="0.564183640627" calcext:value-type="float">
            <text:p>0.5641836406</text:p>
          </table:table-cell>
          <table:table-cell office:value-type="float" office:value="0.988174980924" calcext:value-type="float">
            <text:p>0.9881749809</text:p>
          </table:table-cell>
          <table:table-cell office:value-type="float" office:value="0.498524758857" calcext:value-type="float">
            <text:p>0.4985247589</text:p>
          </table:table-cell>
          <table:table-cell office:value-type="float" office:value="-0.0185481011148" calcext:value-type="float">
            <text:p>-0.0185481011</text:p>
          </table:table-cell>
          <table:table-cell office:value-type="float" office:value="0.303242469899" calcext:value-type="float">
            <text:p>0.3032424699</text:p>
          </table:table-cell>
          <table:table-cell office:value-type="float" office:value="0.203116943738988" calcext:value-type="float">
            <text:p>0.2031169437</text:p>
          </table:table-cell>
          <table:table-cell office:value-type="float" office:value="-0.0178558717446" calcext:value-type="float">
            <text:p>-0.0178558717</text:p>
          </table:table-cell>
          <table:table-cell office:value-type="float" office:value="2.29769111937" calcext:value-type="float">
            <text:p>2.2976911194</text:p>
          </table:table-cell>
          <table:table-cell office:value-type="float" office:value="0.178718800134" calcext:value-type="float">
            <text:p>0.1787188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3242469899" calcext:value-type="float">
            <text:p>0.3032424699</text:p>
          </table:table-cell>
          <table:table-cell office:value-type="float" office:value="0.559744" calcext:value-type="float">
            <text:p>0.559744</text:p>
          </table:table-cell>
          <table:table-cell office:value-type="float" office:value="0" calcext:value-type="float">
            <text:p>0</text:p>
          </table:table-cell>
          <table:table-cell office:value-type="float" office:value="23951" calcext:value-type="float">
            <text:p>23951</text:p>
          </table:table-cell>
          <table:table-cell office:value-type="float" office:value="0" calcext:value-type="float">
            <text:p>0</text:p>
          </table:table-cell>
          <table:table-cell office:value-type="float" office:value="115985" calcext:value-type="float">
            <text:p>115985</text:p>
          </table:table-cell>
          <table:table-cell office:value-type="float" office:value="110064" calcext:value-type="float">
            <text:p>110064</text:p>
          </table:table-cell>
          <table:table-cell office:value-type="float" office:value="134015" calcext:value-type="float">
            <text:p>134015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ise20</text:p>
          </table:table-cell>
          <table:table-cell office:value-type="string" calcext:value-type="string">
            <text:p>Background</text:p>
          </table:table-cell>
          <table:table-cell office:value-type="float" office:value="0.678207429671" calcext:value-type="float">
            <text:p>0.6782074297</text:p>
          </table:table-cell>
          <table:table-cell office:value-type="float" office:value="0.513096717968" calcext:value-type="float">
            <text:p>0.513096718</text:p>
          </table:table-cell>
          <table:table-cell office:value-type="float" office:value="0.589359400067" calcext:value-type="float">
            <text:p>0.5893594001</text:p>
          </table:table-cell>
          <table:table-cell office:value-type="float" office:value="0.564183640627" calcext:value-type="float">
            <text:p>0.5641836406</text:p>
          </table:table-cell>
          <table:table-cell office:value-type="float" office:value="0.988174980924" calcext:value-type="float">
            <text:p>0.9881749809</text:p>
          </table:table-cell>
          <table:table-cell office:value-type="float" office:value="0.498524758857" calcext:value-type="float">
            <text:p>0.4985247589</text:p>
          </table:table-cell>
          <table:table-cell office:value-type="float" office:value="-0.0185481011148" calcext:value-type="float">
            <text:p>-0.0185481011</text:p>
          </table:table-cell>
          <table:table-cell office:value-type="float" office:value="0.678207429671" calcext:value-type="float">
            <text:p>0.6782074297</text:p>
          </table:table-cell>
          <table:table-cell office:value-type="float" office:value="0.00390554442025077" calcext:value-type="float">
            <text:p>0.0039055444</text:p>
          </table:table-cell>
          <table:table-cell office:value-type="float" office:value="-0.0178558717446" calcext:value-type="float">
            <text:p>-0.0178558717</text:p>
          </table:table-cell>
          <table:table-cell office:value-type="float" office:value="0.474475147648" calcext:value-type="float">
            <text:p>0.4744751476</text:p>
          </table:table-cell>
          <table:table-cell office:value-type="float" office:value="1" calcext:value-type="float">
            <text:p>1</text:p>
          </table:table-cell>
          <table:table-cell office:value-type="float" office:value="0.178718800134" calcext:value-type="float">
            <text:p>0.1787188001</text:p>
          </table:table-cell>
          <table:table-cell office:value-type="float" office:value="0.513096717968" calcext:value-type="float">
            <text:p>0.513096718</text:p>
          </table:table-cell>
          <table:table-cell office:value-type="float" office:value="0.678207429671" calcext:value-type="float">
            <text:p>0.6782074297</text:p>
          </table:table-cell>
          <table:table-cell office:value-type="float" office:value="0.559744" calcext:value-type="float">
            <text:p>0.559744</text:p>
          </table:table-cell>
          <table:table-cell office:value-type="float" office:value="0.821281199866" calcext:value-type="float">
            <text:p>0.8212811999</text:p>
          </table:table-cell>
          <table:table-cell office:value-type="float" office:value="115985" calcext:value-type="float">
            <text:p>115985</text:p>
          </table:table-cell>
          <table:table-cell office:value-type="float" office:value="110064" calcext:value-type="float">
            <text:p>110064</text:p>
          </table:table-cell>
          <table:table-cell office:value-type="float" office:value="23951" calcext:value-type="float">
            <text:p>23951</text:p>
          </table:table-cell>
          <table:table-cell office:value-type="float" office:value="0" calcext:value-type="float">
            <text:p>0</text:p>
          </table:table-cell>
          <table:table-cell office:value-type="float" office:value="115985" calcext:value-type="float">
            <text:p>115985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298369292524" calcext:value-type="float">
            <text:p>0.2983692925</text:p>
          </table:table-cell>
          <table:table-cell office:value-type="float" office:value="0.175343152432" calcext:value-type="float">
            <text:p>0.1753431524</text:p>
          </table:table-cell>
          <table:table-cell office:value-type="float" office:value="0.587057888826" calcext:value-type="float">
            <text:p>0.5870578888</text:p>
          </table:table-cell>
          <table:table-cell office:value-type="float" office:value="0.559120572324" calcext:value-type="float">
            <text:p>0.5591205723</text:p>
          </table:table-cell>
          <table:table-cell office:value-type="float" office:value="0.986554664939" calcext:value-type="float">
            <text:p>0.9865546649</text:p>
          </table:table-cell>
          <table:table-cell office:value-type="float" office:value="0.451133490188" calcext:value-type="float">
            <text:p>0.4511334902</text:p>
          </table:table-cell>
          <table:table-cell office:value-type="float" office:value="-0.0301112086984" calcext:value-type="float">
            <text:p>-0.0301112087</text:p>
          </table:table-cell>
          <table:table-cell office:value-type="float" office:value="0.300439036628" calcext:value-type="float">
            <text:p>0.3004390366</text:p>
          </table:table-cell>
          <table:table-cell office:value-type="float" office:value="0.207433011678827" calcext:value-type="float">
            <text:p>0.2074330117</text:p>
          </table:table-cell>
          <table:table-cell office:value-type="float" office:value="-0.00986022955976" calcext:value-type="float">
            <text:p>-0.0098602296</text:p>
          </table:table-cell>
          <table:table-cell office:value-type="float" office:value="2.35155133272" calcext:value-type="float">
            <text:p>2.3515513327</text:p>
          </table:table-cell>
          <table:table-cell office:value-type="float" office:value="0.175556687259" calcext:value-type="float">
            <text:p>0.1755566873</text:p>
          </table:table-cell>
          <table:table-cell office:value-type="float" office:value="0.998559090393" calcext:value-type="float">
            <text:p>0.9985590904</text:p>
          </table:table-cell>
          <table:table-cell office:value-type="float" office:value="0.993110934825" calcext:value-type="float">
            <text:p>0.9931109348</text:p>
          </table:table-cell>
          <table:table-cell office:value-type="float" office:value="0.298369292524" calcext:value-type="float">
            <text:p>0.2983692925</text:p>
          </table:table-cell>
          <table:table-cell office:value-type="float" office:value="0.552528" calcext:value-type="float">
            <text:p>0.552528</text:p>
          </table:table-cell>
          <table:table-cell office:value-type="float" office:value="0.00144090960694" calcext:value-type="float">
            <text:p>0.0014409096</text:p>
          </table:table-cell>
          <table:table-cell office:value-type="float" office:value="23786" calcext:value-type="float">
            <text:p>23786</text:p>
          </table:table-cell>
          <table:table-cell office:value-type="float" office:value="165" calcext:value-type="float">
            <text:p>165</text:p>
          </table:table-cell>
          <table:table-cell office:value-type="float" office:value="114346" calcext:value-type="float">
            <text:p>114346</text:p>
          </table:table-cell>
          <table:table-cell office:value-type="float" office:value="111703" calcext:value-type="float">
            <text:p>111703</text:p>
          </table:table-cell>
          <table:table-cell office:value-type="float" office:value="135489" calcext:value-type="float">
            <text:p>135489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ise40</text:p>
          </table:table-cell>
          <table:table-cell office:value-type="string" calcext:value-type="string">
            <text:p>Background</text:p>
          </table:table-cell>
          <table:table-cell office:value-type="float" office:value="0.671517500587" calcext:value-type="float">
            <text:p>0.6715175006</text:p>
          </table:table-cell>
          <table:table-cell office:value-type="float" office:value="0.505477114591" calcext:value-type="float">
            <text:p>0.5054771146</text:p>
          </table:table-cell>
          <table:table-cell office:value-type="float" office:value="0.587057888826" calcext:value-type="float">
            <text:p>0.5870578888</text:p>
          </table:table-cell>
          <table:table-cell office:value-type="float" office:value="0.559120572324" calcext:value-type="float">
            <text:p>0.5591205723</text:p>
          </table:table-cell>
          <table:table-cell office:value-type="float" office:value="0.986554664939" calcext:value-type="float">
            <text:p>0.9865546649</text:p>
          </table:table-cell>
          <table:table-cell office:value-type="float" office:value="0.451133490188" calcext:value-type="float">
            <text:p>0.4511334902</text:p>
          </table:table-cell>
          <table:table-cell office:value-type="float" office:value="-0.0301112086984" calcext:value-type="float">
            <text:p>-0.0301112087</text:p>
          </table:table-cell>
          <table:table-cell office:value-type="float" office:value="0.672486492835" calcext:value-type="float">
            <text:p>0.6724864928</text:p>
          </table:table-cell>
          <table:table-cell office:value-type="float" office:value="0.00272638767427302" calcext:value-type="float">
            <text:p>0.0027263877</text:p>
          </table:table-cell>
          <table:table-cell office:value-type="float" office:value="-0.00986022955976" calcext:value-type="float">
            <text:p>-0.0098602296</text:p>
          </table:table-cell>
          <table:table-cell office:value-type="float" office:value="0.489164465744" calcext:value-type="float">
            <text:p>0.4891644657</text:p>
          </table:table-cell>
          <table:table-cell office:value-type="float" office:value="0.998559090393" calcext:value-type="float">
            <text:p>0.9985590904</text:p>
          </table:table-cell>
          <table:table-cell office:value-type="float" office:value="0.175556687259" calcext:value-type="float">
            <text:p>0.1755566873</text:p>
          </table:table-cell>
          <table:table-cell office:value-type="float" office:value="0.50584607762" calcext:value-type="float">
            <text:p>0.5058460776</text:p>
          </table:table-cell>
          <table:table-cell office:value-type="float" office:value="0.671517500587" calcext:value-type="float">
            <text:p>0.6715175006</text:p>
          </table:table-cell>
          <table:table-cell office:value-type="float" office:value="0.552528" calcext:value-type="float">
            <text:p>0.552528</text:p>
          </table:table-cell>
          <table:table-cell office:value-type="float" office:value="0.824443312741" calcext:value-type="float">
            <text:p>0.8244433127</text:p>
          </table:table-cell>
          <table:table-cell office:value-type="float" office:value="114346" calcext:value-type="float">
            <text:p>114346</text:p>
          </table:table-cell>
          <table:table-cell office:value-type="float" office:value="111703" calcext:value-type="float">
            <text:p>111703</text:p>
          </table:table-cell>
          <table:table-cell office:value-type="float" office:value="23786" calcext:value-type="float">
            <text:p>23786</text:p>
          </table:table-cell>
          <table:table-cell office:value-type="float" office:value="165" calcext:value-type="float">
            <text:p>165</text:p>
          </table:table-cell>
          <table:table-cell office:value-type="float" office:value="114511" calcext:value-type="float">
            <text:p>114511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295031562567" calcext:value-type="float">
            <text:p>0.2950315626</text:p>
          </table:table-cell>
          <table:table-cell office:value-type="float" office:value="0.173042242947" calcext:value-type="float">
            <text:p>0.1730422429</text:p>
          </table:table-cell>
          <table:table-cell office:value-type="float" office:value="0.584874830671" calcext:value-type="float">
            <text:p>0.5848748307</text:p>
          </table:table-cell>
          <table:table-cell office:value-type="float" office:value="0.557124447789" calcext:value-type="float">
            <text:p>0.5571244478</text:p>
          </table:table-cell>
          <table:table-cell office:value-type="float" office:value="0.986158621114" calcext:value-type="float">
            <text:p>0.9861586211</text:p>
          </table:table-cell>
          <table:table-cell office:value-type="float" office:value="0.433826907029" calcext:value-type="float">
            <text:p>0.433826907</text:p>
          </table:table-cell>
          <table:table-cell office:value-type="float" office:value="-0.034786716158" calcext:value-type="float">
            <text:p>-0.0347867162</text:p>
          </table:table-cell>
          <table:table-cell office:value-type="float" office:value="0.300578542475" calcext:value-type="float">
            <text:p>0.3005785425</text:p>
          </table:table-cell>
          <table:table-cell office:value-type="float" office:value="0.205565915434577" calcext:value-type="float">
            <text:p>0.2055659154</text:p>
          </table:table-cell>
          <table:table-cell office:value-type="float" office:value="-0.00685154523212" calcext:value-type="float">
            <text:p>-0.0068515452</text:p>
          </table:table-cell>
          <table:table-cell office:value-type="float" office:value="2.38946786337" calcext:value-type="float">
            <text:p>2.3894678634</text:p>
          </table:table-cell>
          <table:table-cell office:value-type="float" office:value="0.173607059779" calcext:value-type="float">
            <text:p>0.1736070598</text:p>
          </table:table-cell>
          <table:table-cell office:value-type="float" office:value="0.996142601562" calcext:value-type="float">
            <text:p>0.9961426016</text:p>
          </table:table-cell>
          <table:table-cell office:value-type="float" office:value="0.981545655714" calcext:value-type="float">
            <text:p>0.9815456557</text:p>
          </table:table-cell>
          <table:table-cell office:value-type="float" office:value="0.295031562567" calcext:value-type="float">
            <text:p>0.2950315626</text:p>
          </table:table-cell>
          <table:table-cell office:value-type="float" office:value="0.550608" calcext:value-type="float">
            <text:p>0.550608</text:p>
          </table:table-cell>
          <table:table-cell office:value-type="float" office:value="0.00385739843784" calcext:value-type="float">
            <text:p>0.0038573984</text:p>
          </table:table-cell>
          <table:table-cell office:value-type="float" office:value="23509" calcext:value-type="float">
            <text:p>23509</text:p>
          </table:table-cell>
          <table:table-cell office:value-type="float" office:value="442" calcext:value-type="float">
            <text:p>442</text:p>
          </table:table-cell>
          <table:table-cell office:value-type="float" office:value="114143" calcext:value-type="float">
            <text:p>114143</text:p>
          </table:table-cell>
          <table:table-cell office:value-type="float" office:value="111906" calcext:value-type="float">
            <text:p>111906</text:p>
          </table:table-cell>
          <table:table-cell office:value-type="float" office:value="135415" calcext:value-type="float">
            <text:p>135415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ise60</text:p>
          </table:table-cell>
          <table:table-cell office:value-type="string" calcext:value-type="string">
            <text:p>Background</text:p>
          </table:table-cell>
          <table:table-cell office:value-type="float" office:value="0.670179723692" calcext:value-type="float">
            <text:p>0.6701797237</text:p>
          </table:table-cell>
          <table:table-cell office:value-type="float" office:value="0.503962629862" calcext:value-type="float">
            <text:p>0.5039626299</text:p>
          </table:table-cell>
          <table:table-cell office:value-type="float" office:value="0.584874830671" calcext:value-type="float">
            <text:p>0.5848748307</text:p>
          </table:table-cell>
          <table:table-cell office:value-type="float" office:value="0.557124447789" calcext:value-type="float">
            <text:p>0.5571244478</text:p>
          </table:table-cell>
          <table:table-cell office:value-type="float" office:value="0.986158621114" calcext:value-type="float">
            <text:p>0.9861586211</text:p>
          </table:table-cell>
          <table:table-cell office:value-type="float" office:value="0.433826907029" calcext:value-type="float">
            <text:p>0.433826907</text:p>
          </table:table-cell>
          <table:table-cell office:value-type="float" office:value="-0.034786716158" calcext:value-type="float">
            <text:p>-0.0347867162</text:p>
          </table:table-cell>
          <table:table-cell office:value-type="float" office:value="0.67277488448" calcext:value-type="float">
            <text:p>0.6727748845</text:p>
          </table:table-cell>
          <table:table-cell office:value-type="float" office:value="0.00470293300150165" calcext:value-type="float">
            <text:p>0.004702933</text:p>
          </table:table-cell>
          <table:table-cell office:value-type="float" office:value="-0.00685154523212" calcext:value-type="float">
            <text:p>-0.0068515452</text:p>
          </table:table-cell>
          <table:table-cell office:value-type="float" office:value="0.492137056149" calcext:value-type="float">
            <text:p>0.4921370561</text:p>
          </table:table-cell>
          <table:table-cell office:value-type="float" office:value="0.996142601562" calcext:value-type="float">
            <text:p>0.9961426016</text:p>
          </table:table-cell>
          <table:table-cell office:value-type="float" office:value="0.173607059779" calcext:value-type="float">
            <text:p>0.1736070598</text:p>
          </table:table-cell>
          <table:table-cell office:value-type="float" office:value="0.504948042239" calcext:value-type="float">
            <text:p>0.5049480422</text:p>
          </table:table-cell>
          <table:table-cell office:value-type="float" office:value="0.670179723692" calcext:value-type="float">
            <text:p>0.6701797237</text:p>
          </table:table-cell>
          <table:table-cell office:value-type="float" office:value="0.550608" calcext:value-type="float">
            <text:p>0.550608</text:p>
          </table:table-cell>
          <table:table-cell office:value-type="float" office:value="0.826392940221" calcext:value-type="float">
            <text:p>0.8263929402</text:p>
          </table:table-cell>
          <table:table-cell office:value-type="float" office:value="114143" calcext:value-type="float">
            <text:p>114143</text:p>
          </table:table-cell>
          <table:table-cell office:value-type="float" office:value="111906" calcext:value-type="float">
            <text:p>111906</text:p>
          </table:table-cell>
          <table:table-cell office:value-type="float" office:value="23509" calcext:value-type="float">
            <text:p>23509</text:p>
          </table:table-cell>
          <table:table-cell office:value-type="float" office:value="442" calcext:value-type="float">
            <text:p>442</text:p>
          </table:table-cell>
          <table:table-cell office:value-type="float" office:value="114585" calcext:value-type="float">
            <text:p>114585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JACRD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RNDIND</text:p>
          </table:table-cell>
          <table:table-cell office:value-type="string" calcext:value-type="string">
            <text:p>ADJRIND</text:p>
          </table:table-cell>
          <table:table-cell office:value-type="string" calcext:value-type="string">
            <text:p>ICCORR</text:p>
          </table:table-cell>
          <table:table-cell office:value-type="string" calcext:value-type="string">
            <text:p>VOLSMTY</text:p>
          </table:table-cell>
          <table:table-cell office:value-type="string" calcext:value-type="string">
            <text:p>MAHLNBS</text:p>
          </table:table-cell>
          <table:table-cell office:value-type="string" calcext:value-type="string">
            <text:p>GCOERR</text:p>
          </table:table-cell>
          <table:table-cell office:value-type="string" calcext:value-type="string">
            <text:p>PROBDST</text:p>
          </table:table-cell>
          <table:table-cell office:value-type="string" calcext:value-type="string">
            <text:p>SNSVTY</text:p>
          </table:table-cell>
          <table:table-cell office:value-type="string" calcext:value-type="string">
            <text:p>SPCFTY</text:p>
          </table:table-cell>
          <table:table-cell office:value-type="string" calcext:value-type="string">
            <text:p>PRCISON</text:p>
          </table:table-cell>
          <table:table-cell office:value-type="string" calcext:value-type="string">
            <text:p>FMEASR</text:p>
          </table:table-cell>
          <table:table-cell office:value-type="string" calcext:value-type="string">
            <text:p>ACURCY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LBLVOL</text:p>
          </table:table-cell>
          <table:table-cell office:value-type="string" calcext:value-type="string">
            <text:p>PRDVO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atient1</text:p>
          </table:table-cell>
          <table:table-cell office:value-type="string" calcext:value-type="string">
            <text:p>Structure</text:p>
          </table:table-cell>
          <table:table-cell office:value-type="float" office:value="0.292183058378" calcext:value-type="float">
            <text:p>0.2921830584</text:p>
          </table:table-cell>
          <table:table-cell office:value-type="float" office:value="0.171085700848" calcext:value-type="float">
            <text:p>0.1710857008</text:p>
          </table:table-cell>
          <table:table-cell office:value-type="float" office:value="0.583042701969" calcext:value-type="float">
            <text:p>0.583042702</text:p>
          </table:table-cell>
          <table:table-cell office:value-type="float" office:value="0.555344572023" calcext:value-type="float">
            <text:p>0.555344572</text:p>
          </table:table-cell>
          <table:table-cell office:value-type="float" office:value="0.985801503046" calcext:value-type="float">
            <text:p>0.985801503</text:p>
          </table:table-cell>
          <table:table-cell office:value-type="float" office:value="0.419108849869" calcext:value-type="float">
            <text:p>0.4191088499</text:p>
          </table:table-cell>
          <table:table-cell office:value-type="float" office:value="-0.0389465465439" calcext:value-type="float">
            <text:p>-0.0389465465</text:p>
          </table:table-cell>
          <table:table-cell office:value-type="float" office:value="0.300591745681" calcext:value-type="float">
            <text:p>0.3005917457</text:p>
          </table:table-cell>
          <table:table-cell office:value-type="float" office:value="0.209710390702985" calcext:value-type="float">
            <text:p>0.2097103907</text:p>
          </table:table-cell>
          <table:table-cell office:value-type="float" office:value="-0.0041780037977" calcext:value-type="float">
            <text:p>-0.0041780038</text:p>
          </table:table-cell>
          <table:table-cell office:value-type="float" office:value="2.42251191959" calcext:value-type="float">
            <text:p>2.4225119196</text:p>
          </table:table-cell>
          <table:table-cell office:value-type="float" office:value="0.171932234432" calcext:value-type="float">
            <text:p>0.1719322344</text:p>
          </table:table-cell>
          <table:table-cell office:value-type="float" office:value="0.994153169506" calcext:value-type="float">
            <text:p>0.9941531695</text:p>
          </table:table-cell>
          <table:table-cell office:value-type="float" office:value="0.9720262202" calcext:value-type="float">
            <text:p>0.9720262202</text:p>
          </table:table-cell>
          <table:table-cell office:value-type="float" office:value="0.292183058378" calcext:value-type="float">
            <text:p>0.2921830584</text:p>
          </table:table-cell>
          <table:table-cell office:value-type="float" office:value="0.548812" calcext:value-type="float">
            <text:p>0.548812</text:p>
          </table:table-cell>
          <table:table-cell office:value-type="float" office:value="0.00584683049428" calcext:value-type="float">
            <text:p>0.0058468305</text:p>
          </table:table-cell>
          <table:table-cell office:value-type="float" office:value="23281" calcext:value-type="float">
            <text:p>23281</text:p>
          </table:table-cell>
          <table:table-cell office:value-type="float" office:value="670" calcext:value-type="float">
            <text:p>670</text:p>
          </table:table-cell>
          <table:table-cell office:value-type="float" office:value="113922" calcext:value-type="float">
            <text:p>113922</text:p>
          </table:table-cell>
          <table:table-cell office:value-type="float" office:value="112127" calcext:value-type="float">
            <text:p>112127</text:p>
          </table:table-cell>
          <table:table-cell office:value-type="float" office:value="135408" calcext:value-type="float">
            <text:p>135408</text:p>
          </table:table-cell>
          <table:table-cell office:value-type="float" office:value="23951" calcext:value-type="float">
            <text:p>2395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ise80</text:p>
          </table:table-cell>
          <table:table-cell office:value-type="string" calcext:value-type="string">
            <text:p>Background</text:p>
          </table:table-cell>
          <table:table-cell office:value-type="float" office:value="0.668868398108" calcext:value-type="float">
            <text:p>0.6688683981</text:p>
          </table:table-cell>
          <table:table-cell office:value-type="float" office:value="0.502481044818" calcext:value-type="float">
            <text:p>0.5024810448</text:p>
          </table:table-cell>
          <table:table-cell office:value-type="float" office:value="0.583042701969" calcext:value-type="float">
            <text:p>0.583042702</text:p>
          </table:table-cell>
          <table:table-cell office:value-type="float" office:value="0.555344572023" calcext:value-type="float">
            <text:p>0.555344572</text:p>
          </table:table-cell>
          <table:table-cell office:value-type="float" office:value="0.985801503046" calcext:value-type="float">
            <text:p>0.985801503</text:p>
          </table:table-cell>
          <table:table-cell office:value-type="float" office:value="0.419108849869" calcext:value-type="float">
            <text:p>0.4191088499</text:p>
          </table:table-cell>
          <table:table-cell office:value-type="float" office:value="-0.0389465465439" calcext:value-type="float">
            <text:p>-0.0389465465</text:p>
          </table:table-cell>
          <table:table-cell office:value-type="float" office:value="0.672802158284" calcext:value-type="float">
            <text:p>0.6728021583</text:p>
          </table:table-cell>
          <table:table-cell office:value-type="float" office:value="0.0038211135511968" calcext:value-type="float">
            <text:p>0.0038211136</text:p>
          </table:table-cell>
          <table:table-cell office:value-type="float" office:value="-0.0041780037977" calcext:value-type="float">
            <text:p>-0.0041780038</text:p>
          </table:table-cell>
          <table:table-cell office:value-type="float" office:value="0.495062411123" calcext:value-type="float">
            <text:p>0.4950624111</text:p>
          </table:table-cell>
          <table:table-cell office:value-type="float" office:value="0.994153169506" calcext:value-type="float">
            <text:p>0.9941531695</text:p>
          </table:table-cell>
          <table:table-cell office:value-type="float" office:value="0.171932234432" calcext:value-type="float">
            <text:p>0.1719322344</text:p>
          </table:table-cell>
          <table:table-cell office:value-type="float" office:value="0.503970378104" calcext:value-type="float">
            <text:p>0.5039703781</text:p>
          </table:table-cell>
          <table:table-cell office:value-type="float" office:value="0.668868398108" calcext:value-type="float">
            <text:p>0.6688683981</text:p>
          </table:table-cell>
          <table:table-cell office:value-type="float" office:value="0.548812" calcext:value-type="float">
            <text:p>0.548812</text:p>
          </table:table-cell>
          <table:table-cell office:value-type="float" office:value="0.828067765568" calcext:value-type="float">
            <text:p>0.8280677656</text:p>
          </table:table-cell>
          <table:table-cell office:value-type="float" office:value="113922" calcext:value-type="float">
            <text:p>113922</text:p>
          </table:table-cell>
          <table:table-cell office:value-type="float" office:value="112127" calcext:value-type="float">
            <text:p>112127</text:p>
          </table:table-cell>
          <table:table-cell office:value-type="float" office:value="23281" calcext:value-type="float">
            <text:p>23281</text:p>
          </table:table-cell>
          <table:table-cell office:value-type="float" office:value="670" calcext:value-type="float">
            <text:p>670</text:p>
          </table:table-cell>
          <table:table-cell office:value-type="float" office:value="114592" calcext:value-type="float">
            <text:p>114592</text:p>
          </table:table-cell>
          <table:table-cell office:value-type="float" office:value="226049" calcext:value-type="float">
            <text:p>226049</text:p>
          </table:table-cell>
          <table:table-cell table:number-columns-repeated="99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results" table:base-cell-address="$Tabelle1.$A$1" table:cell-range-address="Tabelle1.$A$4:Tabelle1.$Y$6"/>
          <table:named-range table:name="results_1" table:base-cell-address="$Tabelle1.$A$1" table:cell-range-address="Tabelle1.$A$8:Tabelle1.$Y$10"/>
          <table:named-range table:name="results_10" table:base-cell-address="$Tabelle1.$A$1" table:cell-range-address="Tabelle1.$A$44:Tabelle1.$Y$46"/>
          <table:named-range table:name="results_11" table:base-cell-address="$Tabelle1.$A$1" table:cell-range-address="Tabelle1.$A$48:Tabelle1.$Y$50"/>
          <table:named-range table:name="results_12" table:base-cell-address="$Tabelle1.$A$1" table:cell-range-address="Tabelle1.$A$52:Tabelle1.$Y$54"/>
          <table:named-range table:name="results_13" table:base-cell-address="$Tabelle1.$A$1" table:cell-range-address="Tabelle1.$A$56:Tabelle1.$Y$58"/>
          <table:named-range table:name="results_14" table:base-cell-address="$Tabelle1.$A$1" table:cell-range-address="Tabelle1.$A$60:Tabelle1.$Y$62"/>
          <table:named-range table:name="results_15" table:base-cell-address="$Tabelle1.$A$1" table:cell-range-address="Tabelle1.$A$64:Tabelle1.$Y$66"/>
          <table:named-range table:name="results_16" table:base-cell-address="$Tabelle1.$A$1" table:cell-range-address="Tabelle1.$A$68:Tabelle1.$Y$70"/>
          <table:named-range table:name="results_17" table:base-cell-address="$Tabelle1.$A$1" table:cell-range-address="Tabelle1.$A$72:Tabelle1.$Y$74"/>
          <table:named-range table:name="results_18" table:base-cell-address="$Tabelle1.$A$1" table:cell-range-address="Tabelle1.$A$76:Tabelle1.$Y$78"/>
          <table:named-range table:name="results_19" table:base-cell-address="$Tabelle1.$A$1" table:cell-range-address="Tabelle1.$A$80:Tabelle1.$Y$82"/>
          <table:named-range table:name="results_2" table:base-cell-address="$Tabelle1.$A$1" table:cell-range-address="Tabelle1.$A$12:Tabelle1.$Y$14"/>
          <table:named-range table:name="results_20" table:base-cell-address="$Tabelle1.$A$1" table:cell-range-address="Tabelle1.$A$84:Tabelle1.$Y$86"/>
          <table:named-range table:name="results_21" table:base-cell-address="$Tabelle1.$A$1" table:cell-range-address="Tabelle1.$A$88:Tabelle1.$Y$90"/>
          <table:named-range table:name="results_22" table:base-cell-address="$Tabelle1.$A$1" table:cell-range-address="Tabelle1.$A$92:Tabelle1.$Y$94"/>
          <table:named-range table:name="results_3" table:base-cell-address="$Tabelle1.$A$1" table:cell-range-address="Tabelle1.$A$16:Tabelle1.$Y$18"/>
          <table:named-range table:name="results_4" table:base-cell-address="$Tabelle1.$A$1" table:cell-range-address="Tabelle1.$A$20:Tabelle1.$Y$22"/>
          <table:named-range table:name="results_5" table:base-cell-address="$Tabelle1.$A$1" table:cell-range-address="Tabelle1.$A$24:Tabelle1.$Y$26"/>
          <table:named-range table:name="results_6" table:base-cell-address="$Tabelle1.$A$1" table:cell-range-address="Tabelle1.$A$28:Tabelle1.$Y$30"/>
          <table:named-range table:name="results_7" table:base-cell-address="$Tabelle1.$A$1" table:cell-range-address="Tabelle1.$A$32:Tabelle1.$Y$34"/>
          <table:named-range table:name="results_8" table:base-cell-address="$Tabelle1.$A$1" table:cell-range-address="Tabelle1.$A$36:Tabelle1.$Y$38"/>
          <table:named-range table:name="results_9" table:base-cell-address="$Tabelle1.$A$1" table:cell-range-address="Tabelle1.$A$40:Tabelle1.$Y$4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meta:initial-creator>Simu</meta:initial-creator>
    <meta:creation-date>2017-12-17T12:07:42Z</meta:creation-date>
    <dc:date>2017-12-17T13:38:04.183000000</dc:date>
    <meta:editing-duration>PT6S</meta:editing-duration>
    <meta:editing-cycles>1</meta:editing-cycles>
    <meta:document-statistic meta:table-count="1" meta:cell-count="1725" meta:object-count="0"/>
  </office:meta>
</office:document-meta>
</file>